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5555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99in" fo:break-before="auto" style:use-optimal-row-height="false"/>
    </style:style>
    <style:style style:name="ro4"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style:font-name-asian="Droid Sans Fallback" style:font-name-complex="Lohit Hindi"/>
    </style:style>
  </office:automatic-styles>
  <office:body>
    <office:spreadsheet>
      <table:table table:name="Content Analysis" table:style-name="ta1">
        <table:table-column table:style-name="co1" table:number-columns-repeated="6" table:default-cell-style-name="Default"/>
        <table:table-column table:style-name="co2" table:default-cell-style-name="Default"/>
        <table:table-row table:style-name="ro1">
          <table:table-cell office:value-type="string">
            <text:p>Social Mapping</text:p>
          </table:table-cell>
          <table:table-cell table:number-columns-repeated="3"/>
          <table:table-cell office:value-type="string">
            <text:p>Deskripsi</text:p>
          </table:table-cell>
          <table:table-cell table:number-columns-repeated="2"/>
        </table:table-row>
        <table:table-row table:style-name="ro1">
          <table:table-cell office:value-type="string">
            <text:p>Desa</text:p>
          </table:table-cell>
          <table:table-cell office:value-type="string">
            <text:p>Tahun</text:p>
          </table:table-cell>
          <table:table-cell office:value-type="float" office:value="12">
            <text:p>12</text:p>
          </table:table-cell>
          <table:table-cell office:value-type="float" office:value="1">
            <text:p>1</text:p>
          </table:table-cell>
          <table:table-cell/>
          <table:table-cell office:value-type="string">
            <text:p>Gambaran Umum</text:p>
          </table:table-cell>
          <table:table-cell office:value-type="string">
            <text:p>Status Desa</text:p>
          </table:table-cell>
        </table:table-row>
        <table:table-row table:style-name="ro1">
          <table:table-cell table:number-columns-repeated="2"/>
          <table:table-cell office:value-type="float" office:value="13">
            <text:p>13</text:p>
          </table:table-cell>
          <table:table-cell office:value-type="float" office:value="1">
            <text:p>1</text:p>
          </table:table-cell>
          <table:table-cell table:number-columns-repeated="2"/>
          <table:table-cell office:value-type="string">
            <text:p>Sejarah Singkat</text:p>
          </table:table-cell>
        </table:table-row>
        <table:table-row table:style-name="ro1">
          <table:table-cell table:number-columns-repeated="2"/>
          <table:table-cell office:value-type="float" office:value="14">
            <text:p>14</text:p>
          </table:table-cell>
          <table:table-cell office:value-type="float" office:value="1">
            <text:p>1</text:p>
          </table:table-cell>
          <table:table-cell table:number-columns-repeated="2"/>
          <table:table-cell office:value-type="string">
            <text:p>Demografis</text:p>
          </table:table-cell>
        </table:table-row>
        <table:table-row table:style-name="ro1">
          <table:table-cell table:number-columns-repeated="2"/>
          <table:table-cell office:value-type="float" office:value="15">
            <text:p>15</text:p>
          </table:table-cell>
          <table:table-cell office:value-type="float" office:value="1">
            <text:p>1</text:p>
          </table:table-cell>
          <table:table-cell table:number-columns-repeated="2"/>
          <table:table-cell office:value-type="string">
            <text:p>Geografis</text:p>
          </table:table-cell>
        </table:table-row>
        <table:table-row table:style-name="ro1">
          <table:table-cell table:number-columns-repeated="2"/>
          <table:table-cell office:value-type="float" office:value="16">
            <text:p>16</text:p>
          </table:table-cell>
          <table:table-cell office:value-type="float" office:value="1">
            <text:p>1</text:p>
          </table:table-cell>
          <table:table-cell table:number-columns-repeated="2"/>
          <table:table-cell office:value-type="string">
            <text:p>SarPras Pendidikan</text:p>
          </table:table-cell>
        </table:table-row>
        <table:table-row table:style-name="ro1">
          <table:table-cell table:number-columns-repeated="2"/>
          <table:table-cell office:value-type="float" office:value="17">
            <text:p>17</text:p>
          </table:table-cell>
          <table:table-cell office:value-type="float" office:value="1">
            <text:p>1</text:p>
          </table:table-cell>
          <table:table-cell table:number-columns-repeated="2"/>
          <table:table-cell office:value-type="string">
            <text:p>SarPras Kesehatan</text:p>
          </table:table-cell>
        </table:table-row>
        <table:table-row table:style-name="ro1">
          <table:table-cell table:number-columns-repeated="2"/>
          <table:table-cell office:value-type="float" office:value="18">
            <text:p>18</text:p>
          </table:table-cell>
          <table:table-cell office:value-type="float" office:value="1">
            <text:p>1</text:p>
          </table:table-cell>
          <table:table-cell table:number-columns-repeated="2"/>
          <table:table-cell office:value-type="string">
            <text:p>SarPras Keagamaan</text:p>
          </table:table-cell>
        </table:table-row>
        <table:table-row table:style-name="ro1">
          <table:table-cell table:number-columns-repeated="2"/>
          <table:table-cell office:value-type="float" office:value="19">
            <text:p>19</text:p>
          </table:table-cell>
          <table:table-cell office:value-type="float" office:value="1">
            <text:p>1</text:p>
          </table:table-cell>
          <table:table-cell table:number-columns-repeated="2"/>
          <table:table-cell office:value-type="string">
            <text:p>SarPras Olahraga</text:p>
          </table:table-cell>
        </table:table-row>
        <table:table-row table:style-name="ro1">
          <table:table-cell table:number-columns-repeated="2"/>
          <table:table-cell office:value-type="float" office:value="20">
            <text:p>20</text:p>
          </table:table-cell>
          <table:table-cell office:value-type="float" office:value="1">
            <text:p>1</text:p>
          </table:table-cell>
          <table:table-cell table:number-columns-repeated="2"/>
          <table:table-cell office:value-type="string">
            <text:p>SarPras Ekonomi</text:p>
          </table:table-cell>
        </table:table-row>
        <table:table-row table:style-name="ro1">
          <table:table-cell table:number-columns-repeated="2"/>
          <table:table-cell office:value-type="float" office:value="21">
            <text:p>21</text:p>
          </table:table-cell>
          <table:table-cell office:value-type="float" office:value="1">
            <text:p>1</text:p>
          </table:table-cell>
          <table:table-cell table:number-columns-repeated="2"/>
          <table:table-cell office:value-type="string">
            <text:p>SarPras Lain-lain</text:p>
          </table:table-cell>
        </table:table-row>
        <table:table-row table:style-name="ro1">
          <table:table-cell table:number-columns-repeated="2"/>
          <table:table-cell office:value-type="float" office:value="22">
            <text:p>22</text:p>
          </table:table-cell>
          <table:table-cell office:value-type="float" office:value="2">
            <text:p>2</text:p>
          </table:table-cell>
          <table:table-cell/>
          <table:table-cell office:value-type="string">
            <text:p>Program CSR</text:p>
          </table:table-cell>
          <table:table-cell office:value-type="string">
            <text:p>Daftar kegiatan</text:p>
          </table:table-cell>
        </table:table-row>
        <table:table-row table:style-name="ro1">
          <table:table-cell table:number-columns-repeated="2"/>
          <table:table-cell office:value-type="float" office:value="23">
            <text:p>23</text:p>
          </table:table-cell>
          <table:table-cell office:value-type="float" office:value="3">
            <text:p>3</text:p>
          </table:table-cell>
          <table:table-cell/>
          <table:table-cell office:value-type="string">
            <text:p>Jaringan Sosial</text:p>
          </table:table-cell>
          <table:table-cell office:value-type="string">
            <text:p>Stake Holder</text:p>
          </table:table-cell>
        </table:table-row>
        <table:table-row table:style-name="ro1">
          <table:table-cell table:number-columns-repeated="2"/>
          <table:table-cell office:value-type="float" office:value="24">
            <text:p>24</text:p>
          </table:table-cell>
          <table:table-cell office:value-type="float" office:value="3">
            <text:p>3</text:p>
          </table:table-cell>
          <table:table-cell table:number-columns-repeated="2"/>
          <table:table-cell office:value-type="string">
            <text:p>Tokoh Masyarakat</text:p>
          </table:table-cell>
        </table:table-row>
        <table:table-row table:style-name="ro1">
          <table:table-cell table:number-columns-repeated="2"/>
          <table:table-cell office:value-type="float" office:value="25">
            <text:p>25</text:p>
          </table:table-cell>
          <table:table-cell office:value-type="float" office:value="4">
            <text:p>4</text:p>
          </table:table-cell>
          <table:table-cell/>
          <table:table-cell office:value-type="string">
            <text:p>Potensi Desa</text:p>
          </table:table-cell>
          <table:table-cell office:value-type="string">
            <text:p>SDM</text:p>
          </table:table-cell>
        </table:table-row>
        <table:table-row table:style-name="ro1">
          <table:table-cell table:number-columns-repeated="2"/>
          <table:table-cell office:value-type="float" office:value="26">
            <text:p>26</text:p>
          </table:table-cell>
          <table:table-cell office:value-type="float" office:value="4">
            <text:p>4</text:p>
          </table:table-cell>
          <table:table-cell table:number-columns-repeated="2"/>
          <table:table-cell office:value-type="string">
            <text:p>Modal Sosial</text:p>
          </table:table-cell>
        </table:table-row>
        <table:table-row table:style-name="ro1">
          <table:table-cell table:number-columns-repeated="2"/>
          <table:table-cell office:value-type="float" office:value="27">
            <text:p>27</text:p>
          </table:table-cell>
          <table:table-cell office:value-type="float" office:value="4">
            <text:p>4</text:p>
          </table:table-cell>
          <table:table-cell office:value-type="string">
            <text:p>Potensi fisik/infrastruktur adalah suatu potensi untuk melihat suatu keadaan dan kondisi dari berbagai macam sarana yang ada. Apakah keadaan dan kondisi tersebut baik/layak digunakan atau sebaliknya. </text:p>
          </table:table-cell>
          <table:table-cell/>
          <table:table-cell office:value-type="string">
            <text:p>Fisik/Infrastruktur</text:p>
          </table:table-cell>
        </table:table-row>
        <table:table-row table:style-name="ro1">
          <table:table-cell table:number-columns-repeated="2"/>
          <table:table-cell office:value-type="float" office:value="28">
            <text:p>28</text:p>
          </table:table-cell>
          <table:table-cell office:value-type="float" office:value="4">
            <text:p>4</text:p>
          </table:table-cell>
          <table:table-cell office:value-type="string">
            <text:p>Potensi ekonomi merupakan suatu potensi untuk menambah tingkat penghasilan dalam bidang home industri serta usaha <text:s/>- usaha yang memiliki keahlian dan keterampilan khusus yang sesuai dengan bidangnya.</text:p>
          </table:table-cell>
          <table:table-cell/>
          <table:table-cell office:value-type="string">
            <text:p>Ekonomi</text:p>
          </table:table-cell>
        </table:table-row>
        <table:table-row table:style-name="ro1">
          <table:table-cell table:number-columns-repeated="2"/>
          <table:table-cell office:value-type="float" office:value="29">
            <text:p>29</text:p>
          </table:table-cell>
          <table:table-cell office:value-type="float" office:value="4">
            <text:p>4</text:p>
          </table:table-cell>
          <table:table-cell office:value-type="string">
            <text:p>Potensi sumber daya alam merupakan suatu potensi untuk melihat kondisi lahan pertanian, kesuburan tanah, produk unggulan perkebunan/pertanian, pemanfaatan sungai serta potensi hutan.</text:p>
          </table:table-cell>
          <table:table-cell/>
          <table:table-cell office:value-type="string">
            <text:p>SDA</text:p>
          </table:table-cell>
        </table:table-row>
        <table:table-row table:style-name="ro1">
          <table:table-cell table:number-columns-repeated="2"/>
          <table:table-cell office:value-type="float" office:value="30">
            <text:p>30</text:p>
          </table:table-cell>
          <table:table-cell office:value-type="float" office:value="5">
            <text:p>5</text:p>
          </table:table-cell>
          <table:table-cell office:value-type="string">
            <text:p>Kelompok rentan merupakan suatu kelompok yang akan menimbulkan masalah di kemudian hari. Yang termasuk kelompok rentan yaitu, cacat fisik, cacat mental, yatim piatu, orang – orang jompo serta tidak ada yang mengurusi dalam kehidupannya sehari – hari.</text:p>
          </table:table-cell>
          <table:table-cell office:value-type="string">
            <text:p>Analisa Masalah</text:p>
          </table:table-cell>
          <table:table-cell office:value-type="string">
            <text:p>Kel Rentan</text:p>
          </table:table-cell>
        </table:table-row>
        <table:table-row table:style-name="ro1">
          <table:table-cell table:number-columns-repeated="2"/>
          <table:table-cell office:value-type="float" office:value="31">
            <text:p>31</text:p>
          </table:table-cell>
          <table:table-cell office:value-type="float" office:value="5">
            <text:p>5</text:p>
          </table:table-cell>
          <table:table-cell office:value-type="string">
            <text:p>Kantong kemiskinan yaitu orang yang tidak cukup dalam memenuhi kebutuhan kehidupan sehari – hari, misalnya pendapatan tidak tetap, tidak ada lahan perkebunan untuk mencari penghasilan serta tidak ada modal untuk berusaha.</text:p>
          </table:table-cell>
          <table:table-cell/>
          <table:table-cell office:value-type="string">
            <text:p>Kantong Kemiskinan</text:p>
          </table:table-cell>
        </table:table-row>
        <table:table-row table:style-name="ro1">
          <table:table-cell table:number-columns-repeated="2"/>
          <table:table-cell office:value-type="float" office:value="32">
            <text:p>32</text:p>
          </table:table-cell>
          <table:table-cell office:value-type="float" office:value="5">
            <text:p>5</text:p>
          </table:table-cell>
          <table:table-cell table:number-columns-repeated="2"/>
          <table:table-cell office:value-type="string">
            <text:p>Konflik</text:p>
          </table:table-cell>
        </table:table-row>
        <table:table-row table:style-name="ro1">
          <table:table-cell table:number-columns-repeated="2"/>
          <table:table-cell office:value-type="float" office:value="33">
            <text:p>33</text:p>
          </table:table-cell>
          <table:table-cell office:value-type="float" office:value="5">
            <text:p>5</text:p>
          </table:table-cell>
          <table:table-cell table:number-columns-repeated="2"/>
          <table:table-cell office:value-type="string">
            <text:p>Potensi Konflik</text:p>
          </table:table-cell>
        </table:table-row>
        <table:table-row table:style-name="ro1">
          <table:table-cell table:number-columns-repeated="2"/>
          <table:table-cell office:value-type="float" office:value="34">
            <text:p>34</text:p>
          </table:table-cell>
          <table:table-cell office:value-type="float" office:value="6">
            <text:p>6</text:p>
          </table:table-cell>
          <table:table-cell/>
          <table:table-cell office:value-type="string">
            <text:p>Dampak Aktifitas</text:p>
          </table:table-cell>
          <table:table-cell office:value-type="string">
            <text:p>Dampak Positif Pertambangan</text:p>
          </table:table-cell>
        </table:table-row>
        <table:table-row table:style-name="ro1">
          <table:table-cell table:number-columns-repeated="2"/>
          <table:table-cell office:value-type="float" office:value="35">
            <text:p>35</text:p>
          </table:table-cell>
          <table:table-cell office:value-type="float" office:value="6">
            <text:p>6</text:p>
          </table:table-cell>
          <table:table-cell table:number-columns-repeated="2"/>
          <table:table-cell office:value-type="string">
            <text:p>Dampak Negatif Pertambangan</text:p>
          </table:table-cell>
        </table:table-row>
        <table:table-row table:style-name="ro1">
          <table:table-cell table:number-columns-repeated="2"/>
          <table:table-cell office:value-type="float" office:value="36">
            <text:p>36</text:p>
          </table:table-cell>
          <table:table-cell office:value-type="float" office:value="7">
            <text:p>7</text:p>
          </table:table-cell>
          <table:table-cell/>
          <table:table-cell office:value-type="string">
            <text:p>Dampak CSR</text:p>
          </table:table-cell>
          <table:table-cell office:value-type="string">
            <text:p>Positif</text:p>
          </table:table-cell>
        </table:table-row>
        <table:table-row table:style-name="ro1">
          <table:table-cell table:number-columns-repeated="2"/>
          <table:table-cell office:value-type="float" office:value="37">
            <text:p>37</text:p>
          </table:table-cell>
          <table:table-cell office:value-type="float" office:value="7">
            <text:p>7</text:p>
          </table:table-cell>
          <table:table-cell table:number-columns-repeated="2"/>
          <table:table-cell office:value-type="string">
            <text:p>Negatif</text:p>
          </table:table-cell>
        </table:table-row>
        <table:table-row table:style-name="ro1">
          <table:table-cell table:number-columns-repeated="2"/>
          <table:table-cell office:value-type="float" office:value="38">
            <text:p>38</text:p>
          </table:table-cell>
          <table:table-cell office:value-type="float" office:value="8">
            <text:p>8</text:p>
          </table:table-cell>
          <table:table-cell/>
          <table:table-cell office:value-type="string">
            <text:p>Kebutuhan</text:p>
          </table:table-cell>
          <table:table-cell office:value-type="string">
            <text:p>Masalah</text:p>
          </table:table-cell>
        </table:table-row>
        <table:table-row table:style-name="ro1">
          <table:table-cell table:number-columns-repeated="2"/>
          <table:table-cell office:value-type="float" office:value="39">
            <text:p>39</text:p>
          </table:table-cell>
          <table:table-cell office:value-type="float" office:value="8">
            <text:p>8</text:p>
          </table:table-cell>
          <table:table-cell table:number-columns-repeated="2"/>
          <table:table-cell office:value-type="string">
            <text:p>Sebab</text:p>
          </table:table-cell>
        </table:table-row>
        <table:table-row table:style-name="ro1">
          <table:table-cell table:number-columns-repeated="2"/>
          <table:table-cell office:value-type="float" office:value="40">
            <text:p>40</text:p>
          </table:table-cell>
          <table:table-cell office:value-type="float" office:value="8">
            <text:p>8</text:p>
          </table:table-cell>
          <table:table-cell table:number-columns-repeated="2"/>
          <table:table-cell office:value-type="string">
            <text:p>Akibat</text:p>
          </table:table-cell>
        </table:table-row>
        <table:table-row table:style-name="ro1">
          <table:table-cell table:number-columns-repeated="2"/>
          <table:table-cell office:value-type="float" office:value="41">
            <text:p>41</text:p>
          </table:table-cell>
          <table:table-cell office:value-type="float" office:value="9">
            <text:p>9</text:p>
          </table:table-cell>
          <table:table-cell/>
          <table:table-cell office:value-type="string">
            <text:p>Persepsi PTBA</text:p>
          </table:table-cell>
          <table:table-cell office:value-type="string">
            <text:p>Responden Umum</text:p>
          </table:table-cell>
        </table:table-row>
        <table:table-row table:style-name="ro1">
          <table:table-cell table:number-columns-repeated="2"/>
          <table:table-cell office:value-type="float" office:value="42">
            <text:p>42</text:p>
          </table:table-cell>
          <table:table-cell office:value-type="float" office:value="9">
            <text:p>9</text:p>
          </table:table-cell>
          <table:table-cell table:number-columns-repeated="2"/>
          <table:table-cell office:value-type="string">
            <text:p>Pendidikan responden</text:p>
          </table:table-cell>
        </table:table-row>
        <table:table-row table:style-name="ro1">
          <table:table-cell table:number-columns-repeated="2"/>
          <table:table-cell office:value-type="float" office:value="43">
            <text:p>43</text:p>
          </table:table-cell>
          <table:table-cell office:value-type="float" office:value="9">
            <text:p>9</text:p>
          </table:table-cell>
          <table:table-cell table:number-columns-repeated="2"/>
          <table:table-cell office:value-type="string">
            <text:p>Usia Responden</text:p>
          </table:table-cell>
        </table:table-row>
        <table:table-row table:style-name="ro1">
          <table:table-cell table:number-columns-repeated="2"/>
          <table:table-cell office:value-type="float" office:value="44">
            <text:p>44</text:p>
          </table:table-cell>
          <table:table-cell office:value-type="float" office:value="9">
            <text:p>9</text:p>
          </table:table-cell>
          <table:table-cell table:number-columns-repeated="2"/>
          <table:table-cell office:value-type="string">
            <text:p>Jenis Kelamin Responden</text:p>
          </table:table-cell>
        </table:table-row>
        <table:table-row table:style-name="ro1">
          <table:table-cell table:number-columns-repeated="2"/>
          <table:table-cell office:value-type="float" office:value="45">
            <text:p>45</text:p>
          </table:table-cell>
          <table:table-cell office:value-type="float" office:value="9">
            <text:p>9</text:p>
          </table:table-cell>
          <table:table-cell table:number-columns-repeated="2"/>
          <table:table-cell office:value-type="string">
            <text:p>Pekerjaan Responden</text:p>
          </table:table-cell>
        </table:table-row>
        <table:table-row table:style-name="ro1">
          <table:table-cell table:number-columns-repeated="2"/>
          <table:table-cell office:value-type="float" office:value="46">
            <text:p>46</text:p>
          </table:table-cell>
          <table:table-cell office:value-type="float" office:value="9">
            <text:p>9</text:p>
          </table:table-cell>
          <table:table-cell table:number-columns-repeated="2"/>
          <table:table-cell office:value-type="string">
            <text:p>Anggota Keluaraga Responden</text:p>
          </table:table-cell>
        </table:table-row>
        <table:table-row table:style-name="ro1">
          <table:table-cell table:number-columns-repeated="2"/>
          <table:table-cell office:value-type="float" office:value="47">
            <text:p>47</text:p>
          </table:table-cell>
          <table:table-cell office:value-type="float" office:value="9">
            <text:p>9</text:p>
          </table:table-cell>
          <table:table-cell table:number-columns-repeated="2"/>
          <table:table-cell office:value-type="string">
            <text:p>Pendapatan Responden</text:p>
          </table:table-cell>
        </table:table-row>
        <table:table-row table:style-name="ro1">
          <table:table-cell table:number-columns-repeated="2"/>
          <table:table-cell office:value-type="float" office:value="48">
            <text:p>48</text:p>
          </table:table-cell>
          <table:table-cell office:value-type="float" office:value="9">
            <text:p>9</text:p>
          </table:table-cell>
          <table:table-cell table:number-columns-repeated="2"/>
          <table:table-cell office:value-type="string">
            <text:p>Nilai pengorbanan – Jangka Pendek</text:p>
          </table:table-cell>
        </table:table-row>
        <table:table-row table:style-name="ro1">
          <table:table-cell table:number-columns-repeated="2"/>
          <table:table-cell office:value-type="float" office:value="49">
            <text:p>49</text:p>
          </table:table-cell>
          <table:table-cell office:value-type="float" office:value="9">
            <text:p>9</text:p>
          </table:table-cell>
          <table:table-cell table:number-columns-repeated="2"/>
          <table:table-cell office:value-type="string">
            <text:p>Nilai Manfaat – Jangka Pendek</text:p>
          </table:table-cell>
        </table:table-row>
        <table:table-row table:style-name="ro1">
          <table:table-cell office:value-type="string">
            <text:p>`</text:p>
          </table:table-cell>
          <table:table-cell/>
          <table:table-cell office:value-type="float" office:value="50">
            <text:p>50</text:p>
          </table:table-cell>
          <table:table-cell office:value-type="float" office:value="9">
            <text:p>9</text:p>
          </table:table-cell>
          <table:table-cell table:number-columns-repeated="2"/>
          <table:table-cell office:value-type="string">
            <text:p>Nilai pengorbanan – Jangka Panjang</text:p>
          </table:table-cell>
        </table:table-row>
        <table:table-row table:style-name="ro1">
          <table:table-cell table:number-columns-repeated="2"/>
          <table:table-cell office:value-type="float" office:value="51">
            <text:p>51</text:p>
          </table:table-cell>
          <table:table-cell office:value-type="float" office:value="9">
            <text:p>9</text:p>
          </table:table-cell>
          <table:table-cell table:number-columns-repeated="2"/>
          <table:table-cell office:value-type="string">
            <text:p>Nilai Manfaat – Jangka Panjang</text:p>
          </table:table-cell>
        </table:table-row>
        <table:table-row table:style-name="ro1">
          <table:table-cell table:number-columns-repeated="2"/>
          <table:table-cell office:value-type="float" office:value="52">
            <text:p>52</text:p>
          </table:table-cell>
          <table:table-cell office:value-type="float" office:value="9">
            <text:p>9</text:p>
          </table:table-cell>
          <table:table-cell table:number-columns-repeated="2"/>
          <table:table-cell office:value-type="string">
            <text:p>Keberadaan Karyawan</text:p>
          </table:table-cell>
        </table:table-row>
        <table:table-row table:style-name="ro1">
          <table:table-cell table:number-columns-repeated="2"/>
          <table:table-cell office:value-type="float" office:value="53">
            <text:p>53</text:p>
          </table:table-cell>
          <table:table-cell office:value-type="float" office:value="10">
            <text:p>10</text:p>
          </table:table-cell>
          <table:table-cell/>
          <table:table-cell office:value-type="string">
            <text:p>Persepsi CSR</text:p>
          </table:table-cell>
          <table:table-cell office:value-type="string">
            <text:p>Ekonomi</text:p>
          </table:table-cell>
        </table:table-row>
        <table:table-row table:style-name="ro1">
          <table:table-cell table:number-columns-repeated="2"/>
          <table:table-cell office:value-type="float" office:value="54">
            <text:p>54</text:p>
          </table:table-cell>
          <table:table-cell office:value-type="float" office:value="10">
            <text:p>10</text:p>
          </table:table-cell>
          <table:table-cell table:number-columns-repeated="2"/>
          <table:table-cell office:value-type="string">
            <text:p>Lingkungan</text:p>
          </table:table-cell>
        </table:table-row>
        <table:table-row table:style-name="ro1">
          <table:table-cell table:number-columns-repeated="2"/>
          <table:table-cell office:value-type="float" office:value="55">
            <text:p>55</text:p>
          </table:table-cell>
          <table:table-cell office:value-type="float" office:value="10">
            <text:p>10</text:p>
          </table:table-cell>
          <table:table-cell table:number-columns-repeated="2"/>
          <table:table-cell office:value-type="string">
            <text:p>Pendidikan</text:p>
          </table:table-cell>
        </table:table-row>
        <table:table-row table:style-name="ro1">
          <table:table-cell table:number-columns-repeated="2"/>
          <table:table-cell office:value-type="float" office:value="56">
            <text:p>56</text:p>
          </table:table-cell>
          <table:table-cell office:value-type="float" office:value="10">
            <text:p>10</text:p>
          </table:table-cell>
          <table:table-cell table:number-columns-repeated="2"/>
          <table:table-cell office:value-type="string">
            <text:p>Kesehatan</text:p>
          </table:table-cell>
        </table:table-row>
        <table:table-row table:style-name="ro1">
          <table:table-cell table:number-columns-repeated="2"/>
          <table:table-cell office:value-type="float" office:value="57">
            <text:p>57</text:p>
          </table:table-cell>
          <table:table-cell office:value-type="float" office:value="10">
            <text:p>10</text:p>
          </table:table-cell>
          <table:table-cell table:number-columns-repeated="2"/>
          <table:table-cell office:value-type="string">
            <text:p>Sosial Keagaman</text:p>
          </table:table-cell>
        </table:table-row>
        <table:table-row table:style-name="ro1">
          <table:table-cell table:number-columns-repeated="2"/>
          <table:table-cell office:value-type="float" office:value="58">
            <text:p>58</text:p>
          </table:table-cell>
          <table:table-cell office:value-type="float" office:value="10">
            <text:p>10</text:p>
          </table:table-cell>
          <table:table-cell table:number-columns-repeated="2"/>
          <table:table-cell office:value-type="string">
            <text:p>Hak Asasi Manusia</text:p>
          </table:table-cell>
        </table:table-row>
        <table:table-row table:style-name="ro1">
          <table:table-cell table:number-columns-repeated="2"/>
          <table:table-cell office:value-type="float" office:value="59">
            <text:p>59</text:p>
          </table:table-cell>
          <table:table-cell office:value-type="float" office:value="10">
            <text:p>10</text:p>
          </table:table-cell>
          <table:table-cell table:number-columns-repeated="2"/>
          <table:table-cell office:value-type="string">
            <text:p>Umum</text:p>
          </table:table-cell>
        </table:table-row>
        <table:table-row table:style-name="ro1">
          <table:table-cell table:number-columns-repeated="2"/>
          <table:table-cell office:value-type="float" office:value="60">
            <text:p>60</text:p>
          </table:table-cell>
          <table:table-cell office:value-type="float" office:value="11">
            <text:p>11</text:p>
          </table:table-cell>
          <table:table-cell/>
          <table:table-cell office:value-type="string">
            <text:p>Assesment</text:p>
          </table:table-cell>
          <table:table-cell office:value-type="string">
            <text:p>Masyarakat</text:p>
          </table:table-cell>
        </table:table-row>
        <table:table-row table:style-name="ro1">
          <table:table-cell table:number-columns-repeated="2"/>
          <table:table-cell office:value-type="float" office:value="61">
            <text:p>61</text:p>
          </table:table-cell>
          <table:table-cell office:value-type="float" office:value="11">
            <text:p>11</text:p>
          </table:table-cell>
          <table:table-cell table:number-columns-repeated="2"/>
          <table:table-cell office:value-type="string">
            <text:p>Orang Luar</text:p>
          </table:table-cell>
        </table:table-row>
        <table:table-row table:style-name="ro2" table:number-rows-repeated="1048524">
          <table:table-cell table:number-columns-repeated="7"/>
        </table:table-row>
        <table:table-row table:style-name="ro2">
          <table:table-cell table:number-columns-repeated="7"/>
        </table:table-row>
      </table:table>
      <table:table table:name="Model Structure"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3">
          <table:table-cell office:value-type="string">
            <text:p>Social Mapping</text:p>
          </table:table-cell>
          <table:table-cell table:number-columns-repeated="3"/>
          <table:table-cell office:value-type="string">
            <text:p>Deskripsi</text:p>
          </table:table-cell>
        </table:table-row>
        <table:table-row table:style-name="ro3">
          <table:table-cell office:value-type="string">
            <text:p>Desa</text:p>
          </table:table-cell>
          <table:table-cell office:value-type="string">
            <text:p>Tahun</text:p>
          </table:table-cell>
          <table:table-cell office:value-type="string">
            <text:p>Gambaran Umum</text:p>
          </table:table-cell>
          <table:table-cell office:value-type="string">
            <text:p>Status Desa</text:p>
          </table:table-cell>
          <table:table-cell office:value-type="string">
            <text:p>Desa Tanjung Lalang merupakan salah satu desa dalam lingkungan Kecamatan Tanjung Agung Kabupaten Muara Enim. Di sebelah Utara desa ini berbatasan dengan Desa Pulau Panggung, di sebelah Selatan berbatasan dengan Desa Seleman, di sebelah Barat berbatasan dengan Desa Geramat (Kabupaten Lahat), dan sebelah Timur berbatasan dengan Desa Penyandingan.</text:p>
            <text:p>Jarak Desa Tanjung Lalang ke Pusat Pemerintahan Kecamatan Tanjung Agung ± 13 Km, jarak dari Pusat Pemerintahan Kecamatan Tanjung Agung ke Ibu Kota Kabupaten Muara Enim ± 40 Km, jarak Desa Tanjung Lalang ke Ibu Kota Kabupaten Muara Enim ± 26 Km. Sedangkan jarak Desa Tanjung Lalang ke Ibu Kota Propinsi Sumatera Selatan ± 200 Km.</text:p>
            <text:p>Atau sekitar setegah jam perjalanan menggunakan kendaraan. Angkutan umum/angkutan pedesaan dari Desa Tanjung Lalang ke Kecamatan Tanjung Agung. Kendaraan yang biasa digunakan penduduk, dan menuju desa adalah menggunakan Taksi/ Angkutan Pedesaan yang terminalnya ada di Kecamatan Lawang Kidul, Kelurahan Pasar Tanjung Enim, dan penduduk Desa Tanjung Lalang bisa menunggu di simpang Desa Tanjung Lalang untuk sampai ke Kecamatan Tanjung Agung, dengan ongkos berkisar Rp. 5.000,- s.d 8.000,-. </text:p>
          </table:table-cell>
        </table:table-row>
        <table:table-row table:style-name="ro3">
          <table:table-cell table:number-columns-repeated="3"/>
          <table:table-cell office:value-type="string">
            <text:p>Sejarah Singkat</text:p>
          </table:table-cell>
          <table:table-cell office:value-type="string">
            <text:p>Desa Tanjung Lalang berasal dari nama Tanjung Penghalang. Karena pada masa itu banyak sultan yang ingin menjajah dan menguasai Desa tersebut, maka masyarakat menghalangi pangeran tersebut.</text:p>
            <text:p>Dijaman Hindia Belanda Desa dipimpin oleh Pesirah yang diberi nama Depati Jemlah, kemudian dipimpin oleh Ric Dica yang bergelar Ginda dan selanjutnya pada tahun 1960 berganti jadi Kerio. Kerio pertama adalah Kerie Rupi. Dan terakhir Kerie pada tahun 1980 yang dipimpin oleh Mukhtar. Pada tahun 1980 berganti gelar Kades. Dan Kades pertama adalah Mukhtar itu sendiri. Hingga sekarang masih nama tersebut adalah Kades.</text:p>
          </table:table-cell>
        </table:table-row>
        <table:table-row table:style-name="ro3">
          <table:table-cell table:number-columns-repeated="3"/>
          <table:table-cell office:value-type="string">
            <text:p>Demografis</text:p>
          </table:table-cell>
          <table:table-cell office:value-type="string">
            <text:p>Jumlah penduduk Desa Tanjung Lalang sebanyak 1.991 jiwa yang terdiri dari 479 Kepala Keluarga. Laki – laki <text:s/>821 orang, perempuan 913 orang yang mayoritas petani karet. Kepadatan penduduk per kilometer adalah, jumlah penduduk dibagi dengan luas wilayah yaitu 1.991 jiwa dibagi dengan 60 Km² adalah 33,19 jiwa/km².</text:p>
            <text:p>Jumlah penduduk perlingkungan berdasarkan pembagian dusun di Desa Tanjung Lalang sebanyak 1.031. Yang terdiri dari 511 untuk Dusun I, sedangkan untuk Dusun II ada 520.</text:p>
            <text:p>Jumlah penduduk dan KK perlingkungan berdasarkan jenis kelamin di Desa Tanjung Lalang sebanyak 1.159 Orang. Laki – laki <text:s/>581 orang, perempuan 578 orang yang terdiri dari Dusun I dan Dusun II. Sedangkan untuk jumlah KK Dusun I dan Dusun II ada 302 KK. Laki – laki 276 KK, sedangkan perempuan ada 26 KK.</text:p>
            <text:p>Jumlah perumahan dan jenis komplek pemungkiman di Desa Tanjung Lalang ada 3 Jenis komplek pemungkiman diantaranya, rumah permanent ada 80, rumah semi permanent ada 83 dan rumah non permanent ada 17.</text:p>
            <text:p/>
            <text:p>Pada umumnya penduduk Desa Tanjung Lalang adalah petani dan buruh tani. Jumlah penduduk mayoritas/yang memiliki mata pencaharian tertinggi adalah sebagai petani dan buruh tani sebanyak 30%. Sedangkan yang bekerja sebagai karyawan swasta hanya 5%, ternak sapi/kambing/kerbau/ayam hanya 4%, guru hanya 0,5% dan dagang hanya 10%. Sedangkan mata pencaharian khusus/mayoritas pekerjaan laki – laki itu PNS hanya 0,1%, TNI/Polri hanya 0,9%, usaha bata hanya 0,3%, sopir hanya 3%, buruh harian hanya 10%, tukang hanya 5%, usaha bengkel hanya 1%. Sedangkan mata pencaharian khusus/mayoritas pekerjaan perempuan itu bidan 0,2%. Perkebunan yang diusahakan masyarakat pada umumnya adalah perkebunan karet, hal ini dikarenakan Desa Tanjung Lalang ini dahulunya merupakan perkebunan <text:s/>karet. Namun dikarenakan karet sekarang ini sudah memasuki masa replanting, maka sebagian masyarakat juga mulai menjadi buruh harian/dagang. Hampir 95% masyarakat memiliki mata pencaharian sebagai petani pemilik kebun karet maupun buruh tani karet.</text:p>
            <text:p/>
            <text:p>Jumlah tingkat kelahiran dan kematian di Desa Tanjung Lalang. Untuk tingkat kelahiran laki – laki ada 2 orang, kelahiran perempuan ada 2 orang, jadi jumlah orang yang lahir ada 4 orang. Sedangkan untuk tingkat kematian laki – laki ada 1 orang dan untuk permpuan ada 1 orang, jadi jumlah yang meninggal dunia ada 2 orang.</text:p>
            <text:p/>
            <text:p>Jumlah tingkat pendatang dan pindah di Desa Tanjung Lalang. Untuk tingkat pendatang laki – laki ada 4 orang, pendatang perempuan ada 6 orang , jadi jumlah orang pendatang ada 10 orang. Sedangkan untuk tingkat pindah laki – laki ada 4 orang dan untuk perempuan ada 3 orang, jadi jumlah untuk tingkat pindah ada 7 orang.</text:p>
          </table:table-cell>
        </table:table-row>
        <table:table-row table:style-name="ro3">
          <table:table-cell table:number-columns-repeated="3"/>
          <table:table-cell office:value-type="string">
            <text:p>Geografis</text:p>
          </table:table-cell>
          <table:table-cell office:value-type="string">
            <text:p>Kecamatan Tanjung Agung memiliki luas wilayah 72 Km². Kecamatan Tanjung Agung berbatasan dengan: sebelah utara berbatasan dengan Kecamatan Lawang Kidul, sebelah selatan berbatasan dengan Kecamatan Semende Darat Laut, sebelah timur berbatasan dengan Kabupaten Ogan Komering Ulu (OKU), sebelah Barat berbatasan dengan Kabupaten Lahat. Sedangkan luas Desa Tanjung Lalang adalah 60 Km². Sedangkan luas Kecamatan Tanjung Agung adalah 72 Km².</text:p>
            <text:p>Penggunaan lahan di wilayah Desa Tanjung Lalang, sebagian besar diperuntukan untuk hutan (1500 ha). Lahan perkebunan di Desa Tanjung Lalang dialokasikan sebagai lahan perkebunan karet rakyat.</text:p>
            <text:p>Luas Desa Tanjung Lalang adalah 60 Km² atau sekitar 10.000 Ha². Ketinggian tanah dari permukaan laut 300 M. Tofografi dataran tinggi. Suhu rata – rata 30ºC. Suhu Udara 1 tahun terakhir semakin panas.</text:p>
            <text:p>Penggunaan Lahan<text:tab/>Luas (Ha)</text:p>
            <text:p>Pemungkiman/perumahan<text:tab/>6</text:p>
            <text:p>Pekarangan<text:tab/>1</text:p>
            <text:p>Tanah sawah<text:tab/>50</text:p>
            <text:p>Tegalan<text:tab/>100</text:p>
            <text:p>Perkebunan rakyat<text:tab/>50</text:p>
            <text:p>Tanah yang belum dikelola<text:tab/>1000</text:p>
            <text:p>Hutan<text:tab/>1500</text:p>
            <text:p>Perkuburan<text:tab/>2</text:p>
            <text:p>Tanah Wakaf<text:tab/>1</text:p>
            <text:p>Perladangan<text:tab/>60</text:p>
          </table:table-cell>
        </table:table-row>
        <table:table-row table:style-name="ro3">
          <table:table-cell table:number-columns-repeated="3"/>
          <table:table-cell office:value-type="string">
            <text:p>SarPras Pendidikan</text:p>
          </table:table-cell>
          <table:table-cell office:value-type="string">
            <text:p>Desa Tanjung Lalang memiliki sarana pendidikan diantaranya, SDN 27 dan SMP N 3. SDN 27 berlokasi di Dusun II Tanjung Lalang sedangkan SMP N 3 berlokasi di Dusun I. Adapun jumlah murid SDN 27 yaitu, 127 orang, jumlah guru ada 9 orang. Sedangkan untuk SMP N 3 jumlah murid ada 45 orang, jumlah guru ada 32 orang. Jadi jumlah murid SDN 27 dan SMP N 3 Tanjung Lalang ada 172 orang, sedangkan jumlah guru SDN 27 dan SMP N 3 Tanjung Lalang ada 41 orang. Sarana pendidikan di Desa Tanjung Lalang ini dengan keadaan dan kondisi yang baik/ layak digunakan oleh masyarakat Desa Tanjung Lalang.</text:p>
          </table:table-cell>
        </table:table-row>
        <table:table-row table:style-name="ro3">
          <table:table-cell table:number-columns-repeated="3"/>
          <table:table-cell office:value-type="string">
            <text:p>SarPras Kesehatan</text:p>
          </table:table-cell>
          <table:table-cell office:value-type="string">
            <text:p>Desa Tanjung Lalang memiliki sarana kesehatan yaitu poskesdes dan polindes. Sarana kesehatan di Desa Tanjung Lalang ini ada 2 buah poskesdes dan 1 buah polindes. Poskesdes dan polindes ini berlokasi di Dusun II Tanjung Lalang. Dengan jumlah tenaga kesehatan ada 2. Sarana kesehatan di Desa Tanjung Lalang ini dengan keadaan dan kondisi yang baik/ layak digunakan oleh masyarakat Desa Tanjung Lalang.</text:p>
          </table:table-cell>
        </table:table-row>
        <table:table-row table:style-name="ro3">
          <table:table-cell table:number-columns-repeated="3"/>
          <table:table-cell office:value-type="string">
            <text:p>SarPras Keagamaan</text:p>
          </table:table-cell>
          <table:table-cell office:value-type="string">
            <text:p>Desa Tanjung Lalang memiliki sarana ibadah yaitu masjid dan musholla. Sarana ibadah di Desa Tanjung Lalang terdiri dari 2 masjid dan 1 musholla. Masjid At – Taqwa berlokasi di Dusun II Tanjung Lalang dengan keadaan dan kondisinya baik/ layak digunakan, sedangkan masjid Al – Muhajirin berlokasi di Dusun I Tanjung Lalang dengan keadaan dan kondisinya kurang layak digunakan. Musholla di Desa Tanjung Lalang berlokasi di Dusun I Tanjung Lalang dengan keadaan dan kondisi masih dalam pembangunan, sehingga belum sepuhnya bisa digunakan untuk ibadah oleh masyarakat Desa Tanjung Lalang.</text:p>
          </table:table-cell>
        </table:table-row>
        <table:table-row table:style-name="ro3">
          <table:table-cell table:number-columns-repeated="3"/>
          <table:table-cell office:value-type="string">
            <text:p>SarPras Olahraga</text:p>
          </table:table-cell>
          <table:table-cell office:value-type="string">
            <text:p>Desa Tanjung Lalang memiliki sarana olahraga yaitu lapangan volley, bulutangkis, sepak bola dan meja pinpong. Dari keempat sarana tersebut berlokasi di Dusun II Tanjung Lalang, dengan jumlah 1 buah. Namun semua sarana olahraga di Desa Tanjung Lalang dengan keadaan dan kondisi yang kurang layak digunakan, karena tempatnya terbuka dan lapangannya masih tidak begitu aman dan nyaman untuk bermain.</text:p>
          </table:table-cell>
        </table:table-row>
        <table:table-row table:style-name="ro3">
          <table:table-cell table:number-columns-repeated="3"/>
          <table:table-cell office:value-type="string">
            <text:p>SarPras Ekonomi</text:p>
          </table:table-cell>
          <table:table-cell/>
        </table:table-row>
        <table:table-row table:style-name="ro3">
          <table:table-cell table:number-columns-repeated="3"/>
          <table:table-cell office:value-type="string">
            <text:p>SarPras Lain-lain</text:p>
          </table:table-cell>
          <table:table-cell office:value-type="string">
            <text:p>Pemerintahan</text:p>
            <text:p>Desa Tanjung Lalang memiliki sarana pemerintah desa yaitu kantor desa dan balai desa. Dimana sarana pemerintahan desa ini berlokasi di Dusun II Tanjung Lalang. Kantor kades Desa Tanjung Lalang dalam keadaan dan kondisi baik/ layak digunakan, karena kantor kades Desa Tanjung Lalang ini baru di rehab/ dibangun oleh bantuan CSR PTBA, namun penggunaan belum selayaknya dapat digunakan dengan seefektif mungkin, karena kantor desa Tanjung Lalang ini belum diresmikan oleh bagian pemerintahan desa dan oleh pihak yang berwenang. Balai desa Tanjung Lalang dengan keadaan dan kondisi yang baik/ layak digunakan. Balai desa itu sendiri biasa dipakai oleh anak – anak usia dini/PAUD untuk belajar. Karena gedung PAUD belum ada di Desa Tanjung Lalang, namun lahan untuk pembangunan PAUD sudah ada, teapi belum ada modal dan pinjaman modal dari perusahaan untuk membangun PAUD tersebut.</text:p>
            <text:p>Transportasi</text:p>
            <text:p>Desa Tanjung Lalang memiliki sarana Alat transportasi yaitu sepeda, gerobak, taksi (angkutan desa), mobil pribadi, bus kota dan truk. Dari semua sarana transportasi di Desa Tanjung Lalang dengan keadaan dan kondisi yang baik/layak digunakan. Karena semua transportasinya berfungsi dengan sangat baik.</text:p>
          </table:table-cell>
        </table:table-row>
        <table:table-row table:style-name="ro3">
          <table:table-cell table:number-columns-repeated="2"/>
          <table:table-cell office:value-type="string">
            <text:p>Program CSR</text:p>
          </table:table-cell>
          <table:table-cell office:value-type="string">
            <text:p>Daftar kegiatan</text:p>
          </table:table-cell>
          <table:table-cell office:value-type="string">
            <text:p>Program CSR yang sudah dijanlankan/ dikerjakan tahun 2010 di Desa Tanjung Lalang, yaitu pembuatan jalan setapak (500 M). Program CSR yang sudah dijanlankan/ dikerjakan tahun 2011 di Desa Tanjung Lalang, yaitu rehab jembatan gantung (pemberian selling/ sekitar 800 M), pembuatan MCK (4 unit), dibuatnya jalan usaha tani (500 M) serta rehab poskesdes (1 paket). Program CSR yang sudah dijanlankan/ dikerjakan tahun 2012 di Desa Tanjung Lalang, yaitu rehab/ pembangunan baru kantor kades (1 paket). Serta pembagian sembako 3x dalam setahun.</text:p>
            <text:p>Program CSR yang telah dilaksanakan/dikerjakan oleh CSR PTBA itu sudah sangat baik, bahkan hampir setiap tahun program itu ada. Dari semua program yang telah dikerjakan/dilaksanakan oleh CSR PTBA itu dapat menambah nilai plus oleh masyarakat Desa Tanjung Lalang. Karena dengan program CSR ini masyarakat Desa Tanjung Lalang tidak susah lagi untuk pergi ke perkebunan karet/kopi, waktu yang digunakan bisa seefektif mungkin, serta penghasilan bisa meningkat. Namun rehab/pembangunan baru kantor kades Desa Tanjung Lalang belum dapat digunakan seefektif mungkin dan belum diresmikan oleh pihak pemerintahan desa dan oleh pihak yang berwenang. </text:p>
          </table:table-cell>
        </table:table-row>
        <table:table-row table:style-name="ro3">
          <table:table-cell table:number-columns-repeated="2"/>
          <table:table-cell office:value-type="string">
            <text:p>Jaringan Sosial</text:p>
          </table:table-cell>
          <table:table-cell office:value-type="string">
            <text:p>Stake Holder</text:p>
          </table:table-cell>
          <table:table-cell office:value-type="string">
            <text:p>Analisa jaringan sosial adalah suatu jaringan sosial yang keberadaannya dengan tokoh masyarakat dan ada keterlibatan dengan stakeholder lokal, yaitu dengan masyarakat itu sendiri, keberadaan tokoh masyarakat, swasta, pemerintah, dan PTBA. Dimana jaringan sosial ini melihat kepentingan/derajat kepentingan, posisi sosial, <text:s/>dan hubungan <text:s/>sesama stakeholder di dalam kehidupan bermasyarakat, perusahaan dan pemerintahan. Adapun rinciannya sebagai berikut :</text:p>
            <text:p/>
            <text:p>Dari temuan data dapat diijelaskan bahwa kepentingan dari Faisol dan Rasyid yaitu, untuk melihat lokasi/ survey dalam Pembuatan/ pembangunan jalak setapak, MCK, jalan usaha tani, rehab jembatan gantung dan pembangunan kantor desa. Posisi sosialnya yaitu karyawan CSR PTBA, yang memiliki jaringan sosial dengan kepala desa dan beralamat di Bukit Agung. </text:p>
            <text:p>Kepentingan Amril Nurman yaitu, menjadi sumber pelaksanaan pembangunan dan perkembangan ekonomi masyarakat di Desa. Posisi sosialnya Kepala Desa Tanjung Lalang, yang memiliki jaringan sosial dengan karyawan CSR PTBA. Sedangkan derajat kepentingan Kepala Desa Tanjung Lalang yaitu, memberikan informasi pelaksanaan dan pemanfaatan dalam kegiatan program CSR yang diberikan untuk masyarakat Desa, yang beralamat di Dusun II Tanjung Lalang. </text:p>
            <text:p>Kepentingan Hermiana yaitu, mengembangkan 10 program pokok PKK. Posisi sosialnya ibu PKK, yang memiliki jaringan sosial dengan Kepala Desa Tanjung Lalang dan Tokoh Masyarakat. Sedangkan derajat kepentingan Ibu PKK yaitu, memberikan arahan dan survey lokasi, yang beralamat di Dusun II Tanjung Lalang. </text:p>
            <text:p>Kepentingan Sahroni dan Arpan yaitu, memberikan pelajaran tentang agama serta moral/prilaku. Posisi sosialnya Tokoh Agama, yang memiliki jaringan dengan Kepala Desa Tanjung Lalang dengan Tokoh Masyarakat. Sedangkan derajat kepentingan Tokoh Agama yaitu, memberikan pelajaran yang baik dan buruk tentang kehidupan sehari – hari, yang beralamat di Dusun I dan Dusun II Tanjung Lalang.</text:p>
            <text:p>Kepentingan Surpudin dan Rusbani yaitu, Memberikan contoh yang baik kepada masyarakat. Posisi sosialnya Tokoh Masyarakat, yang memiliki jaringan dengan Kepala Desa Tanjung Lalang dengan Tokoh Agama. Sedangkan derajat kepentingan Tokoh Mayarakat yaitu, memberikan nasehat dan kebijakan, yang beralamat di Dusun I dan Dusun II Tanjung Lalang.</text:p>
            <text:p/>
            <text:p>Analisa stake holder</text:p>
            <text:p>Dari hasil kegiatan sosial maping di Desa Tanjung Lalang pada tanggal 29 dan 30 Maret 2013, di dapat hasil analisis hubungan antar stakeholder yaitu, dimana hubungan Faisol dan Rasyid sama Amril Nurman itu dekat dan akrab. Hubungan Hermiana sama Faisol dan Rasyid itu dekat dan akrab. Hubungan Hermiana sama Amril Nurman itu dekat dan akrab. Hubungan tokoh agama dan tokoh masyarakat itu dekat dan akrab. Tetapi hubungan Faisol dan Rasyid sama tokoh agama dan tokoh masyarakat itu tidak terlalu dekat dan akrab.</text:p>
          </table:table-cell>
        </table:table-row>
        <table:table-row table:style-name="ro3">
          <table:table-cell table:number-columns-repeated="3"/>
          <table:table-cell office:value-type="string">
            <text:p>Tokoh Masyarakat</text:p>
          </table:table-cell>
          <table:table-cell office:value-type="string">
            <text:p>Nama<text:tab/>Faisol dan Rasyid</text:p>
            <text:p>Kepentingan<text:tab/>"Pembuatan/ pembangunan jalan <text:s/>setapak, MCK, jalan usaha tani, rehab jembatan gantung dan pembangu nan kantor desa"</text:p>
            <text:p>Posisi sosial<text:tab/>"Karyawan CSR PTBA"</text:p>
            <text:p>Jaringan sosial <text:s text:c="3"/>(relasi sosial)<text:tab/>Dengan Kepala Desa</text:p>
            <text:p>Derajat kepentingan (dalam kaitan dengan program comdev)<text:tab/>Memberikan arahan dan survey lokasi </text:p>
            <text:p>Alamat<text:tab/>Bukit Agung</text:p>
            <text:p/>
            <text:p>Nama<text:tab/>Amril Nurman</text:p>
            <text:p>Kepentingan<text:tab/>Menjadi sumber pelaksanaan pembangunan dan perkembangan ekonomi masyarakat di Desa</text:p>
            <text:p>Posisi sosial<text:tab/>"Kepala Desa Tanjung Lalang"</text:p>
            <text:p>Jaringan sosial <text:s text:c="3"/>(relasi sosial)<text:tab/>Dengan Karyawan CSR PTBA</text:p>
            <text:p>Derajat kepentingan (dalam kaitan dengan program comdev)<text:tab/>Memberikan informasi pelaksanaan dan pemanfaatan dalam kegiatan program CSR yang diberikan untuk masyarakat Desa </text:p>
            <text:p>Alamat<text:tab/>Dusun II, Tanjung Lalang</text:p>
            <text:p/>
            <text:p>Nama<text:tab/>"Hermiana"</text:p>
            <text:p>Kepentingan<text:tab/>"Mengembangkan 10 program pokok PKK"</text:p>
            <text:p>Posisi sosial<text:tab/>PKK</text:p>
            <text:p>Jaringan sosial <text:s text:c="3"/>(relasi sosial)<text:tab/>Dengan Kepala Desa Tanjung Lalang dan Tokoh Masyarakat</text:p>
            <text:p>Derajat kepentingan (dalam kaitan dengan program comdev)<text:tab/>Memberikan arahan dan survey lokasi</text:p>
            <text:p>Alamat<text:tab/>Dusun II, Tanjung Lalang</text:p>
            <text:p/>
            <text:p>Nama<text:tab/>Sahroni dan Arpan</text:p>
            <text:p>Kepentingan<text:tab/>"Memberikan pelajaran tentang agama dan moral/Prilaku"</text:p>
            <text:p>Posisi sosial<text:tab/>Tokoh Agama</text:p>
            <text:p>Jaringan sosial <text:s text:c="3"/>(relasi sosial)<text:tab/>Dengan Kepala Desa dan Tokoh Masyarakat</text:p>
            <text:p>Derajat kepentingan (dalam kaitan dengan program comdev)<text:tab/>Memberikan pelajaran yang baik dan buruk tentang kehidupan sehari – hari</text:p>
            <text:p>Alamat<text:tab/>Dusun I dan Dusun II, Tanjung Lalang</text:p>
            <text:p/>
            <text:p>Nama<text:tab/>Surpudin dan Rusbani</text:p>
            <text:p>Kepentingan<text:tab/>Memberikan contoh yang baik kepada masyarakat</text:p>
            <text:p>Posisi sosial<text:tab/>"Tokoh Masyarakat"</text:p>
            <text:p>Jaringan sosial <text:s text:c="3"/>(relasi sosial)<text:tab/>Dengan Kepala Desa, dan Tokoh Agama</text:p>
            <text:p>Derajat kepentingan (dalam kaitan dengan program comdev)<text:tab/>Memberikan nasehat dan kebijakan</text:p>
            <text:p>Alamat<text:tab/>Dusun I dan Dusun II, Tanjung Lalang</text:p>
          </table:table-cell>
        </table:table-row>
        <table:table-row table:style-name="ro3">
          <table:table-cell table:number-columns-repeated="2"/>
          <table:table-cell office:value-type="string">
            <text:p>Potensi Desa</text:p>
          </table:table-cell>
          <table:table-cell office:value-type="string">
            <text:p>SDM</text:p>
          </table:table-cell>
          <table:table-cell office:value-type="string">
            <text:p>Dari hasil kegiatan sosial maping di Desa Tanjung lalang di dapat hasil jumlah penduduk, yaitu 1991 jiwa, keterampilan dan keahlian tidak ada, latar belakang pendidikan mayoritas SD dan pekerjaan mayoritas petani yaitu, 95%. Disamping itu juga tokoh masyarakat di Desa Tanjung Lalang itu ada, yaitu Sahroni dan Arpan.</text:p>
            <text:p>Stakeholder lokal merupakan suatu bagian dalam perangkat desa yang sangat berpengaruh di dalam kehidupan bermasyarakat, yang berguna untuk memimpin Desa tersebut supaya lebih maju dan berkembang sebagaimana mestinya.</text:p>
            <text:p>Nama<text:tab/>Posisi Tokoh<text:tab/>Keterangan</text:p>
            <text:p>Amril Nurman:<text:tab/>"Kepala Desa Tanjung Lalang"<text:tab/>"Menjabat Kepala Desa Sejak Tahun 2007"</text:p>
            <text:p>Andi Kuswara:<text:tab/>Sekretaris Desa Tanjung Lalang<text:tab/>"Menjabat Sekretaris Desa Sejak Tahun 2007"</text:p>
            <text:p>Epi Yudi:<text:tab/>Anggota BPD<text:tab/>Anggota</text:p>
            <text:p>Jainudin:<text:tab/>Ketua LPM<text:tab/>Anggota</text:p>
            <text:p>"Hermianah":<text:tab/>"Ibu PKK(Tokoh Perempuan)"<text:tab/>Anggota</text:p>
            <text:p>Firlan Iswan:<text:tab/>Kepala Dusun II<text:tab/>"Menjabat Kepala Dusun II Sejak Tahun 2007"</text:p>
          </table:table-cell>
        </table:table-row>
        <table:table-row table:style-name="ro3">
          <table:table-cell table:number-columns-repeated="3"/>
          <table:table-cell office:value-type="string">
            <text:p>Modal Sosial</text:p>
          </table:table-cell>
          <table:table-cell office:value-type="string">
            <text:p>Dari hasil kegiatan sosial maping di dapat hasil bahwa tingkat kepercayaan dan gotong royong di Desa Tanjung Lalang itu masih kuat/masih ada di dalam masyarakat. Misalnya, menanam padi secara bersama – sama. Adapun jaringan yang dimiliki oleh masyarakat Desa Tanjung Lalang itu adalah ranting parpol dan arisan itu ada. </text:p>
            <text:p>Di dalam modal sosial dijelaskan juga lembaga – lembaga yang ada di Desa tersebut, dengan menggunakan teknik Diagram Venn. Diagram Venn merupakan teknik yang bermanfaat untuk melihat hubungan masyarakat dengan berbagai lembaga yang terdapat di sesa (dan lingkungannya). Diagram Venn memfasilitasi diskusi masyarakat untuk mengidentifikasi pihak – pihak apa saja yang berada di Desa, serta menganalisa dan mengkaji perannya, kepentingannya untuk masyarakat dan manfaat untuk masyarakat. Lembaga yang dikaji meliputi lembaga – lembaga lokal, lembaga – lembaga pemerintah dan lembaga – lembaga swasta (termasuk Lembaga Swadaya Masyarakat) Serta hasilnya nanti bisa kelihatan lembaga mana yang paling berpengaruh dengan masyarakat Desa Tanjung Lalang dan yang tidak berpengaruh.</text:p>
            <text:p/>
            <text:p>Lembaga – lembaga yang ada di Desa Tanjung Lalang :</text:p>
            <text:p>1. Pemerintahan desa</text:p>
            <text:p>2. BPD</text:p>
            <text:p>3. LPMD</text:p>
            <text:p>4. PKK</text:p>
            <text:p>5. Karang taruna</text:p>
            <text:p>6. Majelis ta’lim (pengajian bapak – bapak)</text:p>
            <text:p>7. Alhidayah (pengajian ibu – ibu)</text:p>
            <text:p>8. kelompok tani</text:p>
            <text:p>9. Arisan</text:p>
            <text:p>10. PT. Pacific Global Utama</text:p>
            <text:p>11. Poskesdes</text:p>
            <text:p>12. Polindes</text:p>
            <text:p>13. SD 27</text:p>
            <text:p>14 SMP N 3</text:p>
            <text:p>15. PAUD (numpang di balai desa)</text:p>
            <text:p/>
            <text:p>Dari 15 lembaga yang ada, masyarakat Desa Tanjung Lalang sangat terpengaruh pada pemerintah desa, kelompok tani, poskesdes dan polindes (sarana kesehatan) serta pendidikan adanya SD dan SMP N. Disini masyarakat sangat memanfatkan lembaga yang ada. Karena kesehatan dan pendidikan serta kelompok tani mereka banyak yang tergolong dalam hal tersebut/ sangat besar pengaruhnya. Tetapi masyarakat Desa Tanjung Lalang ini tidak besar pengaruhnya terhadap PT. Pacific Global Utama dan PAUD. Karena di PT. Pacific Global Utama masyarakat/ warganya masih sedikit yang bekerja disana/ banyak orang luar yang bekerja disana, sedangkan untuk PAUD itu tempatnya masih numpang/ belum ada gedung.</text:p>
          </table:table-cell>
        </table:table-row>
        <table:table-row table:style-name="ro3">
          <table:table-cell table:number-columns-repeated="3"/>
          <table:table-cell office:value-type="string">
            <text:p>Fisik/Infrastruktur</text:p>
          </table:table-cell>
          <table:table-cell office:value-type="string">
            <text:p>Desa Tanjung Lalang memiliki sarana pendidikan diantaranya, SDN 27 dan SMP N 3. SDN 27 berlokasi di Dusun II Tanjung Lalang sedangkan SMP N 3 berlokasi di Dusun I. Adapun jumlah murid SDN 27 yaitu, 127 orang, jumlah guru ada 9 orang. Sedangkan untuk SMP N 3 jumlah murid ada 45 orang, jumlah guru ada 32 orang. Jadi jumlah murid SDN 27 dan SMP N 3 Tanjung Lalang ada 172 orang, sedangkan jumlah guru SDN 27 dan SMP N 3 Tanjung Lalang ada 41 orang. Sarana pendidikan di Desa Tanjung Lalang ini dengan keadaan dan kondisi yang baik/ layak digunakan oleh masyarakat Desa Tanjung Lalang.</text:p>
            <text:p>Desa Tanjung Lalang memiliki sarana kesehatan yaitu poskesdes dan polindes. Sarana kesehatan di Desa Tanjung Lalang ini ada 2 buah poskesdes dan 1 buah polindes. Poskesdes dan polindes ini berlokasi di Dusun II Tanjung Lalang. Dengan jumlah tenaga kesehatan ada 2. Sarana kesehatan di Desa Tanjung Lalang ini dengan keadaan dan kondisi yang baik/ layak digunakan oleh masyarakat Desa Tanjung Lalang.</text:p>
            <text:p><text:span text:style-name="T1">Desa Tanjung Lalang memiliki sarana ibadah yaitu masjid dan musholla. Sarana ibadah di Desa Tanjung Lalang terdiri dari 2 masjid dan 1 musholla. Masjid At – Taqwa berlokasi di Dusun II Tanjung Lalang dengan keadaan dan kondisinya baik/ layak digunakan, sedangkan masjid Al – Muhajirin berlokasi di Dusun I Tanjung Lalang dengan keadaan dan kondisinya kurang layak digunakan. Musholla di Desa Tanjung Lalang berlokasi di Dusun I Tanjung Lalang dengan keadaan dan kondisi masih dalam pembangunan, sehingga belum sepuhnya bisa digunakan untuk ibadah oleh masyarakat Desa Tanjung Lalang.</text:span></text:p>
            <text:p><text:span text:style-name="T1">Desa Tanjung Lalang memiliki sarana pemerintah desa yaitu kantor desa dan balai desa. Dimana sarana pemerintahan desa ini berlokasi di Dusun II Tanjung Lalang. Kantor kades Desa Tanjung Lalang dalam keadaan dan kondisi baik/ layak digunakan, karena kantor kades Desa Tanjung Lalang ini baru di rehab/ dibangun oleh bantuan CSR PTBA, namun penggunaan belum selayaknya dapat digunakan dengan seefektif mungkin, karena kantor desa Tanjung Lalang ini belum diresmikan oleh bagian pemerintahan desa dan oleh pihak yang berwenang. Balai desa Tanjung Lalang dengan keadaan dan kondisi yang baik/ layak digunakan. Balai desa itu sendiri biasa dipakai oleh anak – anak usia dini/PAUD untuk belajar. Karena gedung PAUD belum ada di Desa Tanjung Lalang, namun lahan untuk pembangunan PAUD sudah ada, teapi belum ada modal dan pinjaman modal dari perusahaan untuk membangun PAUD tersebut.</text:span></text:p>
            <text:p><text:span text:style-name="T1">Desa Tanjung Lalang memiliki sarana olahraga yaitu lapangan volley, bulutangkis, sepak bola dan meja pinpong. Dari keempat sarana tersebut berlokasi di Dusun II Tanjung Lalang, dengan jumlah 1 buah. Namun semua sarana olahraga di Desa Tanjung Lalang dengan keadaan dan kondisi yang kurang layak digunakan, karena tempatnya terbuka dan lapangannya masih tidak begitu aman dan nyaman untuk bermain.</text:span></text:p>
            <text:p><text:span text:style-name="T1">Desa Tanjung Lalang memiliki sarana Alat transportasi yaitu sepeda, gerobak, taksi (angkutan desa), mobil pribadi, bus kota dan truk. Dari semua sarana transportasi di Desa Tanjung Lalang dengan keadaan dan kondisi yang baik/layak digunakan. Karena semua transportasinya berfungsi dengan sangat baik.</text:span></text:p>
            <text:p><text:span text:style-name="T1">Sepeda:100 Buah - Baik/ Layak</text:span></text:p>
            <text:p><text:span text:style-name="T1">Gerobak:20 Buah - Baik/ Layak</text:span></text:p>
            <text:p><text:span text:style-name="T1">Taksi (Angkutan Pedesaan):6 Buah - Baik/ Layak</text:span></text:p>
            <text:p><text:span text:style-name="T1">Mobil Pribadi:2 Buah - Baik/ Layak</text:span></text:p>
            <text:p><text:span text:style-name="T1">Bus Kota:1 Buah - Baik/ Layak</text:span></text:p>
            <text:p><text:span text:style-name="T1">Truk:1 Buah - Baik/ Layak</text:span></text:p>
          </table:table-cell>
        </table:table-row>
        <table:table-row table:style-name="ro3">
          <table:table-cell table:number-columns-repeated="3"/>
          <table:table-cell office:value-type="string">
            <text:p>Ekonomi</text:p>
          </table:table-cell>
          <table:table-cell office:value-type="string">
            <text:p>Usaha Kecil/Sentra Usaha</text:p>
            <text:p>No.; Jenis Usaha; Modal/Omzet; Tenaga Kerja; Tahun Berdiri</text:p>
            <text:p>1; Usaha Batu Bata; Modal Rp.15.000.000 Omzet per bulan Rp.1.000.000; 2 orang; 2007</text:p>
            <text:p>2; Usaha Bengkel; Modal Rp.20.000.000; Omzet per bulan Rp.1.200.000; 3 orang; 2008</text:p>
            <text:p>3; Rumah Makan “Mawar 6”; Modal Rp.130.000.000 Omzet per bulan Rp.3.000.000; 5 orang; 2010</text:p>
            <text:p>4; Warung Makan “Maju Lancar”; Modal Rp.30.000.000 Omzet per bulan Rp.2.000.000; 3 orang; 2002</text:p>
            <text:p>5; Cucian Steam Motor; Modal Rp.68.000.000; Omzet per bulan Rp.4.000.000; 3 orang; 2011</text:p>
            <text:p>6; Perkebunan Karet; Modal Rp. 2.000.000 Omzet per bulan Rp. 1.500.000; 5 orang; 1994</text:p>
            <text:p>7; Perkebunan Kopi; Modal Rp. 1.500.000 Omzet per bulan Rp.1.000.000; 3 orang; 1997</text:p>
            <text:p>8; Pertanian Padi; Modal Rp.1.000.000 Omzet per bulan Rp.500.000; 3 orang; 1988</text:p>
            <text:p>Komposisi pekerjaan di Desa Tanjung Lalang menunjukan bahwa mayoritas masyarakat Desa Tanjung Lalang adalah Buruh Tani dan Perkebunan, karena mata pencaharian tersebut tidak memerlukan atau mengeluarkan modal yang cukup besar, dikarenakan penggunaan lahan tersebut masih milik mereka sendiri atau masih milik keluarga sendiri, untuk modal mereka hanay membeli bibit saja dan pupuk. Sedangkan untuk omzet/pendapatan cukup untuk memenuhi kebutuhan sehari – hari, akan tetapi masih banyak kebutuhan – kebutuhan tambahan yang lain yang belum tercukupi. Dan omzetnya tidak tentu berapa jumlahnya dalam satu minggu/bulan. Pekerjaan usaha batu bata, warung makan, rumah makan, cucian steam motor dan bengkel di Desa Tanjung Lalang sudah cukup banyak, akan tetapi pola pembagian kerjanya masih banyak yang tidak memiliki keahlian dan keterampilan yang tidak sesuai dengan bidangnya, serta modal yang digunakan atau diperlukan terlalu besar. Sedangkan omzet/pendapatan cukup untuk memenuhi kebutuhan kehidupan tetapi tentu berapa jumlahnya dalam satu bulan.</text:p>
            <text:p>Pemasaran dan ketersediaan bahan baku terkadang masih kurang/ masih sedikit. Sera sulit untuk memasarkannya, apalagi untuk hasil perkebunan karet dan kopi pemasarannya masih dengan tengkulak (tidak ada koperasi) serta dalam hal penggunaan teknologi dan tenaga kerja yang digunakan cukup baik. Karena mereka sudah mempunyai keahlian sesuai dengan bidangnya dan tenaga kerjanya bekerja secara gotong royong (bersama – sama).</text:p>
            <text:p/>
            <text:p>Gambaran dan kebutuhan masyarakat beserta potensinya</text:p>
            <text:p>Potensinya sudah ada, penggunaan teknologi dan tenaga kerjanya secara gotong royong/sama – sama, akan tetapi permasalahannya yaitu sulit untuk memasarkan dan ketersediaan bahan baku itu masih sedikit dan sulit. Kebutuhan masyarakat ingin menambah bahan baku dan pemasaran tersebut supaya lancar dan penghasilan cukup untuk memenuhi kebutuhan hidup sehari – hari.</text:p>
            <text:p>Potensi Perempuan dalam peningkatan Ekonomi Rumah Tangga </text:p>
            <text:p>Menurut Analisa mata pencaharian dan diagram sehari peran perempuan sangat membantu para suami untuk meningkatkan penghasilan dalam sehari-hari, perempuan disini terlihat sangat berperan sekali untuk mencari uang dan hampir semua peran perempuan sama dengan peran laki-laki atau suami, perempuan <text:s/>lebih banyak berperan sebagai buruh tani seperti kopi, karet, padi.</text:p>
          </table:table-cell>
        </table:table-row>
        <table:table-row table:style-name="ro3">
          <table:table-cell table:number-columns-repeated="3"/>
          <table:table-cell office:value-type="string">
            <text:p>SDA</text:p>
          </table:table-cell>
          <table:table-cell office:value-type="string">
            <text:p>Dari gambar Hasil Kegiatan Sosial Maping dijelaskan bahwa di Desa Tanjung Lalang masih banyak tanah yang subur akan tetapi diseberang sungai enim tanahnya tandus. Penggunaan bibit lokal/ baru ditanam PB 260 yang sudah produksi. Proyek revitaluasi dan optimasi perkebunan Pupuk SP 36, urea, dan KCL serta pengelolaan hutan tidak ada. Dikarenakan masih banyak lahan tidur/ lahan yang belum dimanfaatkan oleh masyarakat Desa Tanjung Lalang. Pemanfaatan air bersih (sungai sumur gali). Pemanfaatan sungai untuk mandi, cuci dan mencari ikan untuk makan. Serta Pemanfaatan bahan galiance (untuk dipakai sendiri bukan untuk diperjualkan).</text:p>
          </table:table-cell>
        </table:table-row>
        <table:table-row table:style-name="ro3">
          <table:table-cell table:number-columns-repeated="2"/>
          <table:table-cell office:value-type="string">
            <text:p>Analisa Masalah</text:p>
          </table:table-cell>
          <table:table-cell office:value-type="string">
            <text:p>Kel Rentan</text:p>
          </table:table-cell>
          <table:table-cell office:value-type="string">
            <text:p>Jenis kelompok </text:p>
            <text:p>Cacat fisik, mental</text:p>
            <text:p>Tuna netra (buta)</text:p>
            <text:p>Tuna wicara </text:p>
            <text:p>Yatim piatu/tidak ada yang menjaga/mengurusi</text:p>
            <text:p>Patah Tulang Belakang</text:p>
            <text:p>Kelainan/Gizi Buruk</text:p>
            <text:p>Kejiwaan</text:p>
            <text:p>Cacat fisik, tetapi ada kemauan untuk bekerja</text:p>
            <text:p/>
            <text:p>Nama masyarakat yang rentan di Dusun I Desa Tanjung Lalang</text:p>
            <text:p>1. Harun, 83 tahun, laki – laki, kepala keluarga, petani, 2 orang jumlah anggota keluarga (Tuna netra)</text:p>
            <text:p>2. Tawida, 63 tahun, perempuan, ibu rumah tangga, petani, 3 orang jumlah anggota keluarga (Kaki)</text:p>
            <text:p>3. Putri agus hartati, 30 tahun, perempuan, ibu rumah tangga, petani, 3 orang jumlah anggota keluarga (Patah tulang belakang)</text:p>
            <text:p>4. Puspa, 8 tahun, perempuan, anak, pelajar, 4 orang jumlah anggota keluarga (Kelainan fisik gizi buruk)</text:p>
            <text:p>5. Jaimudin, 50 tahun, laki – laki, kepala keluarga, buruh tani, <text:s/>5 orang jumlah anggota keluarga (Kejiwaan)</text:p>
            <text:p>6. Yeni alfaina, 21 tahun, perempuan, ibu rumah tangga, petani, 4 orang jumlah anggota keluarga (Gizi buruk)</text:p>
            <text:p>7. Yaridin, 75 tahuan, laki – laki, kepala keluarga, petani, 5 orang jumlah anggota keluarga (Tuna wicara)</text:p>
            <text:p>8. Pensi Lubis, 46 tahun, laki – laki, kepala kelurga, petani, 3 orang jumlah anggota keluarga (Ada kemauan untuk bekerja)</text:p>
            <text:p>9. Kainah, 53 tahun, perempuan, ibu rumah tangga, petani, 2 orang jumlah anggota keluarga (Ada kemauan untuk bekerja)</text:p>
            <text:p>10. Maryana, 20 tahun, perempuan, anak, pelajar, 4 orang jumlah anggota keluarga (Ada kemauan untuk bekerja)</text:p>
            <text:p>Nama masyarakat yang rentan di Dusun II Desa Tanjung Lalang</text:p>
            <text:p>1. Ujang harpawi, 51 tahun, laki – laki, kepala keluarga, buruh tani, 3 orang jumlah anggota keluarga (Cacat fisik)</text:p>
            <text:p>2. Ayusai, 45 tahun, perempuan, ibu rumah tangga, petani, 2 orang jumlah anggota keluarga (Tuna netra)</text:p>
            <text:p>3. Nurdaya, 60 tahun, perempuan, ibu rumah tangga, dagang, 2 orang jumlah anggota keluarga (Tuna netra)</text:p>
            <text:p>4. Harmidi, 35 tahun, laki – laki, kepala keluarga, petani, 4 orang jumlah anggota keluarga (Kaki)</text:p>
            <text:p>5. Tri, 10 tahun, perempuan, anak, pelajar, 4 orang jumlah anggota keluarga (Kaki)</text:p>
            <text:p>6. Herlan efendi, 41 tahun, laki – laki, kepala keluarga, buruh tani, 3 orang jumlah anggota keluarga (Cacat mental)</text:p>
            <text:p>7. Rahmawati, 29 tahun, perempuan, ibu rumah tangga, buruh tani, 3 orang jumlah anggota keluarga (Cacat)</text:p>
            <text:p>8. Via salsa, 9 tahun, perempuan, anak, pelajar, 3 orang jumlah anggota keluarga (Tuna wicara)</text:p>
            <text:p>9. Ardiyani, 18 tahun, perempuan, anak, petani, 4 orang jumlah anggota keluarga (Yatim piatu)</text:p>
            <text:p>10. Sarimana, 76 tahun, perempuan, ibu rumah tangga, buruh tani, 5 orang jumlah anggota keluarga (Tidak ada yang menjaga dan mengurusi)</text:p>
            <text:p/>
            <text:p>Latar Belakang Pendidikan</text:p>
            <text:p>Rata – rata tidak tamat SD dan tamat SD, kecuali Ardiyani tamat SMA dan Puspa Sekolah Luar Biasa (SLB). Serta Maryana SMA kelas 1.</text:p>
            <text:p/>
            <text:p>Penyebab </text:p>
            <text:p>Dari lahir</text:p>
            <text:p>Ada yang kecelakaan</text:p>
            <text:p>Tidak ada modal untuk berobat</text:p>
            <text:p>Tidak ada yang menjaga/ mengurusi</text:p>
            <text:p>Keahlian dan keterampilan terbatas</text:p>
          </table:table-cell>
        </table:table-row>
        <table:table-row table:style-name="ro3">
          <table:table-cell table:number-columns-repeated="3"/>
          <table:table-cell office:value-type="string">
            <text:p>Kantong Kemiskinan</text:p>
          </table:table-cell>
          <table:table-cell office:value-type="string">
            <text:p>Nama – nama masyarakat miskin di Dusun I Desa Tanjung Lalang</text:p>
            <text:p>Kantong Kemiskinan (Personal dan Struktural)</text:p>
            <text:p>No.; Nama/Identitas (Kelompok/Komunitas/ Individu); Alamat; Penyebab Kemiskinan</text:p>
            <text:p>1; Tamuri, 61 tahun, laki – laki, kepala keluarga, buruh tani, 1 orang jumlah anggota keluarga, tidak tamat SD ; Dusun I; Tidak ada mata pencaharian tetap/ tidak mencukupi kebutuhan sehari hari; Tidak ada lahan perkebunan; Tidak ada modal berusaha</text:p>
            <text:p>2; Maisaroh, 75 tahun, perempuan, janda, petani, 1 orang jumlah anggota keluarga, tidak tamat SD; Dusun I; Tidak ada mata pencaharian tetap/ tidak mencukupi kebutuhan sehari hari; Tidak ada modal berusaha</text:p>
            <text:p>3; Saimawar, 60 tahun, perempuan, janda, petani, 3 orang jumlah anggota keluarga, tidak tamat SD; Dusun I; Tidak ada mata pencaharian tetap/ tidak mencukupi kebutuhan sehari hari; Tidak ada modal berusaha</text:p>
            <text:p>4; Siti Suliyah, 79 tahun, perempuan, janda, petani, 1 orang jumlah anggota keluarga, tidak tamat SD; Dusun I; Tidak ada mata pencaharian tetap/ tidak mencukupi kebutuhan sehari hari; Tidak ada modal berusaha</text:p>
            <text:p>5; Rohnah, 79 tahun, perempuan, janda, petani, 1 orang jumlah anggota keluarga, tidak tamat SD; Dusun I; Tidak ada mata pencaharian tetap/ tidak mencukupi kebutuhan sehari hari; Tidak ada modal berusaha</text:p>
            <text:p>6; Ahmad Dimiati, 41 tahun, laki – laki, kepala keluarga, petani, 3 orang jumlah anggota keluarga, tidak tamat SD; Dusun I; Tidak ada mata pencaharian tetap/ tidak mencukupi kebutuhan sehari hari; Tidak ada modal berusaha</text:p>
            <text:p>7; Ahmad Muhammad, 45 tahun, laki – laki, kepala keluarga, petani, 4 orang jumlah anggota keluarga, tidak tamat SD; Dusun I; Tidak ada mata pencaharian tetap/ tidak mencukupi kebutuhan sehari hari; Tidak ada modal berusaha</text:p>
            <text:p>8; Surinaf, 65 tahun, perempuan, janda, petani, 1 orang jumlah anggota keluarga, tidak tamat SD ; Dusun I; Tidak ada mata pencaharian tetap/ tidak mencukupi kebutuhan sehari hari; Tidak ada modal berusaha</text:p>
            <text:p>9; Afrizal efendi, 30 tahun, laki – laki, kepala keluarga, petani, 3 orang jumlah anggota keluarga, tidak tamat SD; Dusun I; Tidak ada mata pencaharian tetap/ tidak mencukupi kebutuhan sehari hari; Tidak ada modal berusaha</text:p>
            <text:p>10; Marhaswan, 47 tahun, laki – laki, kepala keluarga, petani, 5 orang jumlah anggota keluarga, tidak tamat SD; Dusun I; Tidak ada mata pencaharian tetap/ tidak mencukupi kebutuhan sehari hari; Tidak ada modal berusaha</text:p>
            <text:p/>
            <text:p>Nama – nama masyarakat miskin di Dusun II Desa Tanjung Lalang</text:p>
            <text:p>No; Nama/Identitas (Kelompok/Komunitas/ Individu); Alamat; Penyebab Kemiskinan</text:p>
            <text:p>1; Ujang, 51 tahun, laki – laki, duda, buruh tani, 3 orang jumlah anggota keluarga, tidak tamat SD; Dusun II; Tidak ada mata pencaharian tetap/ tidak mencukupi kebutuhan sehari hari; Tidak ada lahan perkebunan; Tidak ada modal berusaha; Kondisi fisik/ kesehatan tidak memungkinkan</text:p>
            <text:p>2; Sarimanah, 72 tahun, perempuan, janda, petani,1 orang jumlah anggota keluarga, tidak tamat SD; Dusun II; Tidak ada mata pencaharian tetap/ tidak mencukupi kebutuhan sehari hari; Tidak ada modal berusaha</text:p>
            <text:p>3; Nurhama, 65 tahun, perempuan, janda, petani, 3 orang jumlah anggota keluarga, tidak tamat SD; Dusun II; Tidak ada mata pencaharian tetap/ tidak mencukupi kebutuhan sehari hari; Tidak ada modal berusaha</text:p>
            <text:p>4; Maimana, 77 tahun, perempuan, janda, petani, 1 orang jumlah anggota keluarga, tidak tamat SD; Dusun II; Tidak ada mata pencaharian tetap/ tidak mencukupi kebutuhan sehari hari; Tidak ada modal berusaha</text:p>
            <text:p>5; Suryana, 50 tahun, perempuan, janda, petani, 1 orang jumlah anggota keluarga, tidak tamat SD; Dusun II; Tidak ada mata pencaharian tetap/ tidak mencukupi kebutuhan sehari hari Tidak ada modal berusaha</text:p>
            <text:p>6; Saipudin, 72 tahun, laki – laki, kepala keluarga, petani, 1 orang jumlah anggota keluarga, tidak tamat SD; Dusun II; Tidak ada mata pencaharian tetap/ tidak mencukupi kebutuhan sehari hari; Tidak ada modal berusaha</text:p>
            <text:p>7; Yuliha, 60 tahun, perempuan , janda, petani, 1 orang jumlah anggota keluarga, tidak tamat SD; Dusun II; Tidak ada mata pencaharian tetap/ tidak mencukupi kebutuhan sehari hari; Tidak ada modal berusaha</text:p>
            <text:p>8; Paharim, 42 tahun, laki – laki, kepala keluarga, petani, 2 orang jumlah anggota keluarga, tidak tamat SD; Dusun II; Tidak ada mata pencaharian tetap/ tidak mencukupi kebutuhan sehari hari; Tidak ada modal berusaha</text:p>
            <text:p>9; Rusmidah, 56 tahun, perempuan, janda, petani, 4 orang jumlah anggota keluarga, tidak tamat SD; Dusun II; Tidak ada mata pencaharian tetap/ tidak mencukupi kebutuhan sehari hari; Tidak ada modal berusaha</text:p>
            <text:p>10; Siti Ainah, 60 tahun, perempuan, janda, petani, 1 orang jumlah anggota keluarga, tidak tamat SD; Dusun II; Tidak ada mata pencaharian tetap/ tidak mencukupi kebutuhan sehari hari; Tidak ada modal berusaha</text:p>
            <text:p>11; Mahidin, 60 tahun, laki – laki, kepala keluarga, petani, 3 orang jumlah anggota keluarga, tidak tamat SD; Dusun II; Tidak ada mata pencaharian tetap/ tidak mencukupi kebutuhan sehari hari; Tidak ada modal berusaha</text:p>
            <text:p/>
            <text:p>Kondisi tempat tinggal (kondisi fisik, status kepemilikan) :</text:p>
            <text:p>Dusun I : Tamuri, mahidin, erhansah, muhammad darwis, husli, suheli, jauwhari, rusbani, aswan, ciklan, rumah milik sendiri/ tidak layak huni, dinding pelepuh, lantai bambu, atap genteng dan seng (semua kondisi fisik dan status kepemilikan rumah hampir sama semua tetapi yang membedakan hanya atapnya saja).</text:p>
            <text:p>Dusun II : <text:s/>Ujang, saripudin, saipudin, sartono, sulpawi, ardan, M daud, asrup, juli mansah, rumah milik sendiri/ tidak layak huni, dinding pelepuh, lantai bambu, atap seng dan genteng (semua kondisi fisik dan status kepemilikan rumah hampir sama semua tetapi yang membedakan hanya atapnya saja). Mahidin lantai tanah.</text:p>
            <text:p/>
            <text:p>Jumlah Keluarga Miskin dan Non- Miskin</text:p>
            <text:p>Jumlah keluarga miskin di Desa Tanjung Lalang ada 131 KK, sedangkan jumlah non gakin di Desa Tanjung Lalang ada 348 KK.</text:p>
            <text:p/>
            <text:p>Jumlah Keluarga Miskin Berdasarkan Pembagian Dusun</text:p>
            <text:p>Jumlah keluarga miskin Dusun I di Desa Tanjung Lalang ada 70 KK, sedangkan jumlah keluarga miskin Dusun II di Desa Tanjung Lalang ada 61 KK, jadi total keluarga miskin Dusun I dan Dusun II ada 131 KK, sedangkan jumlah KK ada 479 KK.</text:p>
          </table:table-cell>
        </table:table-row>
        <table:table-row table:style-name="ro3">
          <table:table-cell table:number-columns-repeated="3"/>
          <table:table-cell office:value-type="string">
            <text:p>Konflik</text:p>
          </table:table-cell>
          <table:table-cell/>
        </table:table-row>
        <table:table-row table:style-name="ro3">
          <table:table-cell table:number-columns-repeated="3"/>
          <table:table-cell office:value-type="string">
            <text:p>Potensi Konflik</text:p>
          </table:table-cell>
          <table:table-cell/>
        </table:table-row>
        <table:table-row table:style-name="ro3">
          <table:table-cell table:number-columns-repeated="2"/>
          <table:table-cell office:value-type="string">
            <text:p>Dampak Aktifitas</text:p>
          </table:table-cell>
          <table:table-cell office:value-type="string">
            <text:p>Dampak Positif Pertambangan</text:p>
          </table:table-cell>
          <table:table-cell/>
        </table:table-row>
        <table:table-row table:style-name="ro3">
          <table:table-cell table:number-columns-repeated="3"/>
          <table:table-cell office:value-type="string">
            <text:p>Dampak Negatif Pertambangan</text:p>
          </table:table-cell>
          <table:table-cell office:value-type="string">
            <text:p>Masalah (existing &amp; potensial)/ (masa kini dan masa yang akan datang):</text:p>
            <text:p>1. limbah perusahaan/ pencemaran lingkungan: - Limbah perusahaan secara langsung disebabkan oleh PTBA tidak ada, melainkan oleh perusahaan swasta lain. - Suhu udara setahun terakhir semakin panas. - Polusi udara</text:p>
            <text:p>2. sengketa lahan: Tidak ada</text:p>
            <text:p>3. kecemburuan social: Penerimaan karyawan PTBA tidak merata/ belum ada masyarakat yang diterima bekerja di PTBA</text:p>
            <text:p>4. kerusakan alam: Tidak ada</text:p>
            <text:p>Dari data diatas dijelaskan bahwa limbah perusahaan/pencemaran lingkungan <text:s/>secara langsung disebabkan oleh PT. BA tidak ada, melainkan oleh perusahaan swasta lain, suhu udara setahun terakhir semakin panas, dan polusi udara semakin banyak. Serta adanya kecemburuan sosial yaitu, <text:s/>penerimaan karyawan PT. BA tidak merata/ belum ada masyarakat yang diterima bekerja di PT. BA. Sedangkan untuk sengketa lahan dan kerusakan alam di Desa Tanjung Lalang tidak ada.</text:p>
          </table:table-cell>
        </table:table-row>
        <table:table-row table:style-name="ro3">
          <table:table-cell table:number-columns-repeated="2"/>
          <table:table-cell office:value-type="string">
            <text:p>Dampak CSR</text:p>
          </table:table-cell>
          <table:table-cell office:value-type="string">
            <text:p>Positif</text:p>
          </table:table-cell>
          <table:table-cell office:value-type="string">
            <text:p>Program – program CSR yang telah dilakukan belum memenuhi kebutuhan masyarakat secara keseluruhan, tetapi untuk pelatihan otomotif dan pertukangan sudah ada tetapi untuk potensi ekonomi belum ada. Serta belum dapat menyelesaikan masalah secara keseluruhan tetapi sudah ada sebagian yang terselesaikan.</text:p>
            <text:p>1. Perekonomian: lowongan pekerjaan, peluang usaha (berdagang, kontrakan): Bantuan – bantuan sosial, keagamaan, kesehatan, sarana dan prasarana, dan pendidikan</text:p>
            <text:p>2. Penggunaan teknologi: Belum ada</text:p>
            <text:p/>
            <text:p>Dari penjelasan data diatas untuk perekonomian misalnya, lowongan pekerjaan, peluang usaha (berdagang, kontrakan) di Desa Tanjung Lalang sudah cukup membantu dalam semua bidang. Adapun manfaat yang telah dirasakan oleh masyarakat Desa Tanjung Lalang yaitu, adanya bantuan – bantuan sosial, keagamaan, kesehatan, sarana dan prasarana, dan pendidikan. Misalnya, diberikan beasiswa bagi anak yang tidak mampu, adanya khitanan massal dan operasi katarak, pembagian sembako 3x dalam setahun dan sebagainya. Sedangkan untuk penggunaan teknologi belum ada.</text:p>
          </table:table-cell>
        </table:table-row>
        <table:table-row table:style-name="ro3">
          <table:table-cell table:number-columns-repeated="3"/>
          <table:table-cell office:value-type="string">
            <text:p>Negatif</text:p>
          </table:table-cell>
          <table:table-cell office:value-type="string">
            <text:p>Dampak positif dan negatif dalam program CSR PT. BA di Desa Tanjung Lalang djelaskan dalam tabel berikut :</text:p>
            <text:p>Dampak Positif: Bantuan Sosial; Bantuan Kesehatan; Bantuan Keagamaan; Bantuan Infrastruktur; Bantuan Pendidikan</text:p>
            <text:p>Dampak Negatif: Suhu udara panas, polusi udara; Penerimaan tenaga kerja belum merata/ belum pernah; Kurangnya modal di bidang perdangangan; Penggunaan warnet belum ada; Bantuan belum mencukupi/ masih kurang; Dalam bidang kesehatan imunisasi belum ada</text:p>
            <text:p/>
            <text:p>Program – program CSR yang telah dilakukan di Desa Tanjung Lalang</text:p>
            <text:p>1. Telah memberikan Hak: Belum memenuhi kebutuhan masyarakat secara keseluruhan</text:p>
            <text:p>2. Telah memenuhi kebutuhan: Belum memenuhi kebutuhan masyarakat secara keseluruhan</text:p>
            <text:p>3. Telah mengembangkan potensi: Pelatihan otomotif dan pertukangan sudah ada tetapi untuk potensi ekonomi belum ada</text:p>
            <text:p>4. menyelesaikan masalah: Belum menyelesaikan masalah secara keseluruhan tetapi sudah ada sebagian yang terselesaikan</text:p>
            <text:p/>
            <text:p>Program – program CSR yang telah dilakukan di Desa Tanjung Lalang belum memenuhi kebutuhan masyarakat secara keseluruhan, tetapi untuk pelatihan otomotif dan pertukangan sudah ada akan tetapi untuk potensi ekonomi belum ada. Serta belum dapat menyelesaikan masalah secara keseluruhan tetapi sudah ada sebagian yang terselesaikan.</text:p>
          </table:table-cell>
        </table:table-row>
        <table:table-row table:style-name="ro3">
          <table:table-cell table:number-columns-repeated="2"/>
          <table:table-cell office:value-type="string">
            <text:p>Kebutuhan</text:p>
          </table:table-cell>
          <table:table-cell office:value-type="string">
            <text:p>Masalah</text:p>
          </table:table-cell>
          <table:table-cell office:value-type="string">
            <text:p>Pengumpulan Masalah dari kegiatan pemetaan sosial: Modal kurang; Pemasaran hasil tani melalui tengkulak (belum ada koperasi); Pengangguran; Masih banyak lahan tidur; Limbah rumah tangga; Kotoran ternak tidak tertib/ sembarangan; Orang tua kurang mampu; Kurang motivasi keluarga/ orang tua; Masih kurangnya sarana pendidikan; Jalan pemukiman kurang layak; Erosi aliran sungai; Kurang bantuan dari pihak lain; Masih banyak hama babi dan tapir.</text:p>
            <text:p/>
            <text:p>Masalah Ekonomi: Modal kurang; Masih banyak hama babi dan tapir; Pemasaran hasil tani melalui tengkulak (belum ada koperasi); Pengangguran; Masih banyak lahan tidur</text:p>
            <text:p>Masalah Pendidikan: Orang tua kurang mampu; Kurang motivasi keluarga/ orang tua; Kurangnya bantuan dari pihak lain; Masih kurangnya sarana pendidikan</text:p>
            <text:p>Masalah Lingkungan: Limbah rumah tangga; Kotoran ternak tidak tertib/ sembarangan; Erosi aliran sungai; Jalan pemukiman kurang layak</text:p>
          </table:table-cell>
        </table:table-row>
        <table:table-row table:style-name="ro3">
          <table:table-cell table:number-columns-repeated="3"/>
          <table:table-cell office:value-type="string">
            <text:p>Sebab</text:p>
          </table:table-cell>
          <table:table-cell office:value-type="string">
            <text:p>Analisa Sebab-akibat (pohon masalah)</text:p>
            <text:p>Pengangguran = Kurangnya lapangan pekerjaan</text:p>
            <text:p>Kurangnya modal = Tidak ada pinjaman dari pihak lain</text:p>
            <text:p>Masih banyak hama babi dan tapir = Kurang terpeliharanya kebun oleh masyarakat sekitar</text:p>
            <text:p>Pemasaran hasil tani melalui tengkulak (belum ada koperasi) = Belum adanya koperasi untuk penyaluran yang akan dipasarkan</text:p>
            <text:p>Masih banyak lahan tidur = Belum ada untuk pemanfaatan lahan pekarangan yang layak digunakan</text:p>
            <text:p>Orang tua kurang mampu = Tidak punya biaya</text:p>
            <text:p>Kurang motivasi keluarga/ orang tua = Tidak ada semangat / dukungan dari keluarga/ orang tua</text:p>
            <text:p>Limbah rumah tangga = Masih banyak yang membuang sampah/ kotoran di sembarangan tempat</text:p>
            <text:p>Kotoran ternak tidak tertib/ sembarangan = Tidak ada kandang khusus untuk memelihara hewan ternak</text:p>
            <text:p>Jalan pemukiman kurang layak = Pengaspalan jalan belum merata dan jalan masih banyak yang berlubang</text:p>
          </table:table-cell>
        </table:table-row>
        <table:table-row table:style-name="ro3">
          <table:table-cell table:number-columns-repeated="3"/>
          <table:table-cell office:value-type="string">
            <text:p>Akibat</text:p>
          </table:table-cell>
          <table:table-cell office:value-type="string">
            <text:p>Dari hasil pemetaan sosial dapat diuraikan peringkat kegiatan yang dapat dilaksanan sebagai berikut :</text:p>
            <text:p>Masalah yang akan diselesaikan/ pemecahan masalah :</text:p>
            <text:p>Pembangunan sarana air bersih</text:p>
            <text:p>Adanya akses pinjaman modal usaha</text:p>
            <text:p>Menciptakan lapangan pekerjaan</text:p>
            <text:p>Pembangunan gedung PAUD serta honor guru PAUD</text:p>
            <text:p>Didirikan koperasi</text:p>
            <text:p>Perluasan kebun karet</text:p>
            <text:p>Dibuat sarana pelatihan dan diadakan pelatihan secara khusus</text:p>
            <text:p>Didatangkan penceramah (ustadz) serta buku – buku tentang pelajaran agama</text:p>
            <text:p>Pembuatan jalan setapak ditambah</text:p>
            <text:p>Pemanfaatan lahan pekarangan</text:p>
          </table:table-cell>
        </table:table-row>
        <table:table-row table:style-name="ro3">
          <table:table-cell table:number-columns-repeated="2"/>
          <table:table-cell office:value-type="string">
            <text:p>Persepsi PTBA</text:p>
          </table:table-cell>
          <table:table-cell office:value-type="string">
            <text:p>Responden Umum</text:p>
          </table:table-cell>
          <table:table-cell office:value-type="string">
            <text:p>Studi persepsi merupakan sebuah kajian ingin mengungkap pandangan narasumber atau responden mengenai sesuatu yang berada sekitar lingkungannya dalam hal ini ada keberadaan PT. Bukit Asam dan Program CSR yang telah dilaksanakan. Namun sebelum mengungkap persepsi lebih jauh, maka ada baiknya mengungkap pula mengenai identitas responden, hal ini menjadi penting sebab persepsi sesorang akan dipengaruh juga beberapa faktor internal individu tersebut. Berikut di bawah ini adalah beberapa identitas informan yang akan diuraikan dalam kajian ini.</text:p>
          </table:table-cell>
        </table:table-row>
        <table:table-row table:style-name="ro3">
          <table:table-cell table:number-columns-repeated="3"/>
          <table:table-cell office:value-type="string">
            <text:p>Pendidikan responden</text:p>
          </table:table-cell>
          <table:table-cell office:value-type="string">
            <text:p>Persepsi seseorang akan sangat dipengaruhi tingkat pendidikan selain pengalaman.</text:p>
            <text:p>Hasil lapangan menunjukan bahwa jenjang pendidikan terkahir yang dimiliki oleh responden adalah jenjang pendidikan setingkat SLTP sekitar 45,5% dan disusul oleh jenjang pendidikan setingkat SD, yaitu sebanyak 30,8%. Hal ini menjadi wajar sebab wilayah cakupan kajian/studi persepsi ini adalah wilayah-wilayah dengan status yang masih didominasi pedesaan, dan latar belakang pendidikan yang setingkat SLTP dan setingkat SD ini bukan berarti respoden adalah dengan usia sekolah SLTP dan SD (lihat tabel mengenai usia responden)</text:p>
          </table:table-cell>
        </table:table-row>
        <table:table-row table:style-name="ro3">
          <table:table-cell table:number-columns-repeated="3"/>
          <table:table-cell office:value-type="string">
            <text:p>Usia Responden</text:p>
          </table:table-cell>
          <table:table-cell office:value-type="string">
            <text:p>Usia responden ini dapat menyimpulkan bahwa responden sebagai sumber informasi telah lama tinggal di sekitar PT. Bukit Asam juga memiliki pengetahuan yang matang mengenai variabel-variabel yang ditanyakan dalam studi persepsi ini.</text:p>
            <text:p>Usia responden tidak ada dominasi pada jenjang usia tertentu, namun usia yang terbanyak pada jenjang usia 35 s.d 45 tahun yaitu sebanyak 28,7% dari keseluruhan responden, sementara jenjang usia dengan jumlah terendah yaitu 16 ke bawah. Ini menandakan bahwa kajian ini sudah berhasil menemukan respoden dengan dengan jenjang usia dengan kategori layak untuk memberikan informasi.</text:p>
          </table:table-cell>
        </table:table-row>
        <table:table-row table:style-name="ro3">
          <table:table-cell table:number-columns-repeated="3"/>
          <table:table-cell office:value-type="string">
            <text:p>Jenis Kelamin Responden</text:p>
          </table:table-cell>
          <table:table-cell office:value-type="string">
            <text:p>Status gender akan mempengaruhi informasi dari respoden.</text:p>
            <text:p>Jumlah respoden laki-laki dan perempuan tidak berbeda jauh/signifikan. Ini menunjukan bahwa responden dalam studi persepsi ini sudah cukup berimbang dari sisi keterwakilan responden laki-laki dan perempuan.</text:p>
          </table:table-cell>
        </table:table-row>
        <table:table-row table:style-name="ro3">
          <table:table-cell table:number-columns-repeated="3"/>
          <table:table-cell office:value-type="string">
            <text:p>Pekerjaan Responden</text:p>
          </table:table-cell>
          <table:table-cell office:value-type="string">
            <text:p>Hasil survey menunjukan bahwa pekerjaan respoden umumnya adalah ibu rumah tangga dengan jumlah 27,4% namun jumlah tersebut tidak terlalu signifikan perbedaannya dengan responden dengan jenis pekerjaan yang berbeda seperti respoden dengan sumber mata pencaharian sebagai wirausaha yaitu sebesar 21,3%. Dengan mengungkap respoden berdasarkan jenis pekerjaan, hal ini dapat memberikan gambaran secara umum mengenai komposisi mata pencaharian responden di wilayah Ring I PT. Bukit Asam, sehingga dapat juga dijadikan sebagai gambaran awal mengenai potensi-potensi manusia terutama terkait dengan latar belakang pekerjaan.</text:p>
            <text:p>1 Ibu Rumah Tangga 197 27.4%</text:p>
            <text:p>2 Wirausaha 153 21.3%</text:p>
            <text:p>3 Petani 139 19.3%</text:p>
            <text:p>4 Buruh 119 16.6%</text:p>
            <text:p>5 Pengangguran 33 4.6%</text:p>
            <text:p>6 Karyawan 24 3.3%</text:p>
            <text:p>7 Guru <text:s/>18 2.5%</text:p>
            <text:p>8 Perangkat Pemerintah 17 2.4%</text:p>
            <text:p>9 Ojek 13 1.8%</text:p>
            <text:p>10 Pelajar 3 0.4%</text:p>
            <text:p>11 Wartawan 2 0.3%</text:p>
            <text:p>12 <text:s/>Perawat 1 0.1%</text:p>
            <text:p>Total 719 100.0%</text:p>
          </table:table-cell>
        </table:table-row>
        <table:table-row table:style-name="ro3">
          <table:table-cell table:number-columns-repeated="3"/>
          <table:table-cell office:value-type="string">
            <text:p>Anggota Keluaraga Responden</text:p>
          </table:table-cell>
          <table:table-cell office:value-type="string">
            <text:p>Jumlah anggota keluarga responden yang tinggal serumah dengan responden dapat memberikan gambaran secara umum kepada kita mengenai kondisi sosial dan ekonomi sebuah keluarga, artinya bahwa semakin besar jumlah anggota keluarga maka semakin besar pula tuntutan untuk pemenuhan kebutuhan keluarga tersebut. </text:p>
            <text:p>Merujuk pada data hasil lapangan, menunjukan bahwa sebagian responden memiliki jumlah anggota keluarga sekitar 3-5 orang (68,6%) disusul dengan jumlah anggota keluarga antara 6-8 orang sebanyak 19,5% dan responden dengan jumlah anggota keluarga 0-2 orang sekitar 9,8%. Jumlah anggota keluarga responden ini ini sangat signifikan perbedaannya, hal ini menunjukan bahwa umumnya masyarakat sekitar Ring I PT. Bukit Asam cenderung masih berkumpul di rumah yang sama dengan anggota keluarga walaupun ada anggota keluarga yang telah bekerluarga. Hal ini menjadi mungkin sebab umumnya masyarakat di lingkungan Ring I PT. Bukit Asam memiliki rumah yang cukup luas.</text:p>
          </table:table-cell>
        </table:table-row>
        <table:table-row table:style-name="ro3">
          <table:table-cell table:number-columns-repeated="3"/>
          <table:table-cell office:value-type="string">
            <text:p>Pendapatan Responden</text:p>
          </table:table-cell>
          <table:table-cell office:value-type="string">
            <text:p>Salah satu variabel yang cukup penting untuk diungkap dalam studi persepsi ini adalah mengenai pendapatan dari responden, sebab kemampuan responden untuk memenuhi kebutuhan dasar amat bergantung dari besaran pendapatan responden per bulan.</text:p>
            <text:p>Penghasilan atau pendapatan responden yang terbesar berada pada kisaran 500.000. s.d 1.500.000 rupiah yaitu sekitar 47,2% responden, namun terdapat pula sekitar 22,5% responden dengan besaran pendapatan sekitar 1.500.000 s.d 2.500.000 rupiah. Data ini menunjukan bahwa umumnya responden yang berada di sekitar wilayah ring I PT. Bukit Asam masih ada warga dengan pendapatan yang cukup minim, namun dengan rendahnya pendapatan ini belum bisa dikatan sebagai sebuah kondisi masyarakat yang sulit dalam pemenuhan kebutuhannya, sebab di beberapa tempat memang ada warga yang masih memanfaatkan sumber daya alam untuk pemenuhan kebutuhan sehari-hari.</text:p>
          </table:table-cell>
        </table:table-row>
        <table:table-row table:style-name="ro3">
          <table:table-cell table:number-columns-repeated="3"/>
          <table:table-cell office:value-type="string">
            <text:p>Nilai pengorbanan – Jangka Pendek</text:p>
          </table:table-cell>
          <table:table-cell office:value-type="string">
            <text:p>Terkait dengan nilai pengorbanan tersebut maka variabel yang perlu dikaji diantaranya adalah : dampak pada polusi udara, polusi air, kebisingan yang ditimbulkan, kenaikan harga kebutuhan pokok, kesuburan lahan pertanian.</text:p>
            <text:p>Dampak Polusi Udara: polusi udara yang ditimbulkan akibat kegiatan penambangan batu bara merupakan penilaian responden terkait dengan dampak langsung yang dirasakan oleh warga sekitar ring I PT. Bukit Asam terutama dampak terhadap udara. Sebagian besar (sebanyak 59,1%) masyarakat setuju bahwa kegiatan penambangan batu bara yang dilakukan oleh PT. Bukit Asam berdampak/menimbulkan polusi udara seperti contohnya adalah bau yang tidak sedap yang terhirup oleh warga, adapun debu dijalanan yang dibawa oleh kendaraan pada umumnya masyarakat tidak dapat memastikan apakah kendaran-kendaran (truk) yang melintasi wilayah warga tersebut adalah kendaraan milik PT. Bukit Asam, jadi masyarakat hanya bisa memastikan bahwa polusi udara yang dimaksud adalah berupa bau yang tidak sedap dari batu bara.</text:p>
            <text:p>Dampak terhadap polusi air. Seperti yang kita ketahui bersama bahwa air adalah sumber daya alam yang memiliki kebermanfaatan tinggi bagi masyarakat, dalam kajian ini air yang dimaksud adalah sumber-sumber air bersih maupun sungai yang secara langsung dimanfaatkan oleh masyarakat untuk kebutuhan sehari-hari. Berdasarkan hasil lapangan, nampak bahwa sebagian besar responden (43,5%) berpendapat bahwa aktivitas penambangan batu bara yang dilakukan oleh PT. Bukit Asam tidak menimbulkan polusi atau pencemaran terhadap air. Masyarakat menilai bahwa aktivitas penambangan tidak berdampak negatif terhadap sumber-sumber air bersih termasuk air sungai, masyarakat justru berpendapat ada sebagian kecil warga yang memang sering membuang sampah ke aliran sungai.</text:p>
            <text:p>Dampak terhadap pencamaran atau polusi suara. Berdasarkan data hasil lapangan menunjukan bahwa sebagian besar responden <text:s/>(57,9%) menyatakan tidak setuju bahwa kegiatan atau aktivitas penambangan batu bara PT. Bukit Asam menimbulkan polusi terhadap suara. Hal ini menjadi wajar sebab kegiatan penambangan batu bara berada/letaknya jauh dari pemukiman penduduk, sehingga relatif tidak menimbulkan kebisingan di sekitar lingkungan warga.</text:p>
            <text:p>Pengaruh terhadap kenaikan harga-harga kebutuhan pokok. Di satu sisi kenaikan harga ini memberikan keutungan tersendiri bagi masyarakat (penjual) tapi disisi lain justru menjadi beban terutama dalam pemenuhan kebutuhan masyarakat. Atas dasar itulah nampaknya perlu untuk mengkaji atau mengungkap apakah keberadaan PT. Bukit Asam ini berpengaruh juga terhadap mekanisme pasar disekitar PT. Bukit Asam. Berdasarkan hasil survey di lapangan nampak bahwa sebanyak 48,5% responden setuju bahwa keberadaan PT. Bukit Asam berpengaruh terhadap harga-harga kebutuhan pokok. Menurut beberapa responden kenaikan harga hanya terjadi di wilayah tertentu seperti wilayah Lawang Kidul, kenaikan harga dapat terlihat jelas terutama ketika karyawan PT. Bukit Asam menerima gaji/upah untuk setiap bulannya, sehingga menjadi triger untuk kenaikan harga-harga kebutuhan pokok masyarakat di pasaran.</text:p>
            <text:p>Dampak penambangan terhadap kesuburan lahan pertanian milik masyarakat. Hasil lapangan menunjukan umumnya responden berpendapat bahwa aktivitas penambangan tidak mempengaruhi kesuburan lahan pertanian secara langsung, adapun responden yang berpendapat bahwa penambangan tersebut mempengaruhi kesuburan tanah adalah kondisi lahan pasca tambang dan dalam konteks kajian ini, hal tersebut tidak bisa dikatan sebagai persepsi masyarakat mengenai dampak langsung terhadap masyarakat sekitar, sebab kondisi lahan pasca tambang tentunya sudah menjadi bagian yang terintegrasi dari kegiatan penambangan dan pengembalian fungsi lahan pasca tambang.</text:p>
            <text:p>Merujuk pada data dan informasi mengenai nilai pengorbanan dalam jangka pendek dan menengah masih ada responden yang menjawab ragu-ragu, hal ini menjadi wajar sebab tingkat pengetahuan dan pemahaman serta pengalaman responden berbeda-beda.</text:p>
          </table:table-cell>
        </table:table-row>
        <table:table-row table:style-name="ro3">
          <table:table-cell table:number-columns-repeated="3"/>
          <table:table-cell office:value-type="string">
            <text:p>Nilai Manfaat – Jangka Pendek</text:p>
          </table:table-cell>
          <table:table-cell office:value-type="string">
            <text:p>Variabel-variabel yang akan dikaji dalam konteks ini adalah mengenai peluang kerja, penyerapan tenaga kerja lokal, peluang usaha, peningkatan jumlah dan kualitas fasilitas umum, dan manfaat program CSR secara umum.</text:p>
            <text:p>Berdasarkan hasil survey ternyata sebanyak 49,5% responden setuju bahwa keberadaan PT. Bukit Asam merupakan peluang untuk bekerja di perusahaan tersebut. Para responden berpendapat bahwa ada peluang-peluang untuk bekerja di perusahaan tersebut walaupun harus melalui prosedur/seleksi terlebih dahulu.</text:p>
            <text:p>Dari sisi peluang kerja, sebagian besar responden menyatakan setuju ada peluang, hal ini juga diperkuat dengan persepsi respoden bahwa PT. Bukit Asam menerima tenaga kerja dari masyarakat sekitar ring I PT. Bukit Asam. Sebanyak 50,8% responden setuju bahwa PT. Bukit Asam banyak menerima tenaga kerja lokal/masyarakat sekitar. Responden berpendapat bahwa hal tersebut merupakan hal yang wajar apabila PT. Bukit Asam menerima warga sekitar sebagai karyawan PT. Bukit Asam sejauh orang tersebut memiliki kompetensi dan layak untuk bekerja di PT. Bukit Asam.</text:p>
            <text:p>Membuka peluang usaha bagi masyarakat sekitar PT. Bukit Asam. Peluang-peluang usaha ini sangat beragam mulai dari usaha jasa, usaha pemenuhan kebutuhan rumah tangga, dan lainnya. Lebih lanjut responden memberikan informasi bahwa wilayah yang merasakan langsung dampak peluang usaha adalah wilayah Kecmatan Lawang Kidul. Beberapa responden menuturkan bahwa wilayah Kecamatan Lawang Kidul mengalami perkembangan sangat pesat bila dibanding dengan wilayah-wilayah lain yang berada di ring I PT. Bukit Asam.</text:p>
            <text:p>Kemajuan serta kualitas fasilitas umum. Banyak fasilitas-fasilitas yang dapat dimanfaatkan oleh masyarakat (khususnya masyarakat sekitar ring I PT. Bukit Asam). Dalam kajian ini, ternyata sebagian besar responden (62%) menyatakan setuju bahwa keberadaan PT. Bukit Asam berdampak positif pada peningkatan jumlah dan kualitas fasilitas umum. Banyak responden yang mengetahui bahwa PT. Bukit Asam telah banyak membantu pihak-pihak seperti pemerintah desa dan kelurahan terutama dalam pembangunan infrastruktur seperti jalan setapak, sarana pemerintahan, sarana kesehatan. Selain itu sarana-sarana umum seperti sarana olah raga banyak yang telah dibangun dan dapat dimanfaatkan oleh masyarakat luas seperti sarana futsal, bowling, kolam renang dan lain-lain.</text:p>
            <text:p>Manfaat dari adanya bantuan-bantuan dari program CSR. Diakui oleh berbagai pihak bahwa faktanya memang PT. Bukit Asam telah banyak memberikan bantuan dalam berbagai bidang, dan oleh responden bantuan-bantuan tersebut dirasakan bermanfaat untuk jangka pendek dan menengah. Hasil lapangan menunjukan bahwa sebagian besar responden (71,5%) menyatakan setuju bahwa penyaluran bantuan-bantuan dari program CSR PT. Bukit Asam memberikan manfaat kepada masyarakat, terutama masyarakat yang dinilai kurang/tidak mampu.</text:p>
            <text:p>Keberadaan PT.Bukit Asam dengan aktivitas penambangannya selama ini telah memberikan dampak positif yang cukup signifikan. Menurut data lapangan dan penuturan responden yang paling terasa manfaatnya dalam jangka pendek adalah batuan dari program CSR, beberapa responden juga memberikan saran bahwa selain yang sifatnya bantuan ada baiknya prgram-program CSR juga diarahkan kepada program yang sifatnya berkesinambungan atau program yang sifatnya pemberdayaan masyarakat untuk jangka panjang, sehingga masyarakat menjadi mandiri dalam pemenuhan kebutuhannya.</text:p>
          </table:table-cell>
        </table:table-row>
        <table:table-row table:style-name="ro3">
          <table:table-cell table:number-columns-repeated="3"/>
          <table:table-cell office:value-type="string">
            <text:p>Nilai pengorbanan – Jangka Panjang</text:p>
          </table:table-cell>
          <table:table-cell office:value-type="string">
            <text:p>Kurun waktu sekitar lebih dari 3 tahun. Bagaimanakah dampak dari keberadaan dan aktivitas penambangan PT. Bukit Asam yang dirasakan oleh masyarakat baik yang sifatnya positif maupun yang negatif.</text:p>
            <text:p>Nilai pengorbanan untuk jangka waktu yang lama/panjang dapat memunculkan permasalahan-permasalahan yang sifatnya mengakar dan sulit untuk ditangani. Nilai-nilai pengorbanan jangka panjang yang dikaji dalam studi persepsi ini adalah terkait dengan pembebasan lahan.</text:p>
            <text:p>PEMBEBASAN LAHAN</text:p>
            <text:p>Berdasarkan hasil survey di lapangan, nampak sebagian besar responden (47,7%) memberikan persepsi tidak setuju apabila pembebasan lahan warga terkait dengan aktivitas penambangan batu bara sudah sesuai dengan harga yang sewajarnya. Data dan informasi mengenai harga ganti ganti rugi terkait dengan pembebasan lahan berbeda-beda untuk tiap desa/kelurahan. Harga lahan yang dibebaskan pada tahun untuk 80an per meternya bisa mencapai Rp. 1.000 hingga 3.000 rupiah. Kini harga lahan bisa mencapai Rp. 5.000. s.d 15.000 per meternya. Harga tersebut amat bergantung pada kondisi lahan, jika lahan warga termasuk lahan yang produktif tentunya ada pertimbangan berbeda sehingga harganya pun berbeda dengan lahan-lahan yang kurang atau tidak produktif.</text:p>
            <text:p>Penghasilan yang layak.</text:p>
            <text:p>Berdasarkan informasi dari responden, lahan yang dibebaskan jenisnya bervariasi, ada lahan yang memang sumber penghasilan penduduk seperti lahan untuk bertani dan berkebun, ada juga lahan ‘tidur’ yang memang tidak produktif. Terlepas dari kondisi masing-masing lahan tersebut, ternyata pembebasan lahan milik warga memiliki dampak jangka panjang terhadap masyarakat. Menurut responden ketika ada pembebasan lahan banyak warga yang mendapatkan uang dalam jumlah yang tidak sedikit dengan menjual lahan yang dimilikinya untuk kemudian dimanfaatkan sebagai lahan tambang batu bara PT. Bukit Asam. Lebih lanjut responden memberikan keterangan bahwa ada sebagian warga yang tidak dapat mengelola uang dalam jumlah besar tersebut, ketika mendapatkan ganti rugi dalam bentuk uang umumnya warga langsung membelanjakan uang tersebut dengan membeli sejumlah barang-barang elektronik atau kendaraan bermotor atau di bagikan kepada masing-masing ahli waris. Disinilah letak permasalahannya, warga yang mendapatkan ganti rugi atas pembebasan lahan tidak menggunakan uang tersebut untuk investasi ke depan, sehingga yang terjadi adalah ketiadaan aset atau warga sudah tidak memiliki aset untuk digunakan sebagai alat pemenuh kebutuhan, terlebih lagi bila lahan yang dulunya dimiliki oleh warga tersebut adalah lahan produktif atau sumber penghidupan warga. Keadaan ini sudah mulai muncul di masyarakat ring I PT. Bukit Asam dan berdasarkan hasil survey ternyata sebagian besar responden (43,9%) menyatakan tidak setuju bahwa masyarakat yang terkena dampak pembebasan lahan telah mendapatkan sumber penghasilan lain yang layak.</text:p>
            <text:p>Seperti yang telah diuraikan sebelumnya, bahwa letak permasalahannya adalah bukan dari besar kecilnya uang ganti rugi tersebut, namun lebih pada bagaimana warga mengelola uang dalam jumlah besar tersebut sehingga dapat dijadikan sebagai aset atau sumber penghasilan utama warga. Namun menurut informasi lebih lanjut dari responden memang ada pula warga yang memanfaatkan uang ganti rugi tersebut dengan tujuan untuk investasi atau digunakan sebagai modal usaha sehingga walaupun warga sudah tidak memiliki lahan yang dulunya adalah sumber penghidupan keluarga sudah memiliki sumber penghidupan lain yang lebih layak.</text:p>
            <text:p>Ikatan Keluarga.</text:p>
            <text:p>Menurut informasi dari respoden, bahwa pembebasan lahan tidak hanya berpengaruh terhadap sisi ekonomi masyarakat, namun lebih jauh lagi berpengaruh pula terhadap keutuhan ikatan kekeluargaan. Sebagai contoh, menurut informasi yang diberikan oleh responden terkait dengan pengaruh pembebasan lahan terhadap keutuhan keluarga ini, yaitu ada keluarga atau sekelompok warga (saling bersaudara) menjadi terpisah satu sama lain. Tetapi pendapat ini hanya diungkapkan oleh sekitar 30,5% responden saja, sementara sebanyak 37,5% responden menyatakan tidak setuju bila pembebasan lahan mempengaruhi keutuhan ikatan keluarga.</text:p>
          </table:table-cell>
        </table:table-row>
        <table:table-row table:style-name="ro3">
          <table:table-cell table:number-columns-repeated="3"/>
          <table:table-cell office:value-type="string">
            <text:p>Nilai Manfaat – Jangka Panjang</text:p>
          </table:table-cell>
          <table:table-cell office:value-type="string">
            <text:p>Peluang Kerja.</text:p>
            <text:p>Merujuk pada hasil survey, nampak bahwa sebagian besar responden (47,2%) setuju bahwa dalam jangka panjang keberadaan PT. Bukit Asam memberikan peluang kerja kepada warga masyarakat sekitar, terbukanya peluang kerja ini juga tekait dengan kebiajakan internal PT. Bukit Asam untuk merekrut warga lokal untuk bekerja di PT. Bukit Asam. Hal ini selaras dengan pendapat responden (sekitar 38%) menyatakan setuju bahwa PT. Bukit Asam menerima tenaga kerja dari warga lokal.</text:p>
            <text:p>Peluang Usaha.</text:p>
            <text:p>Seperti yang telah diungkapkan sebelumnya dalam nilai manfaat jangka pendek dan menengah, ternyata sebagian besar respoden (50,8%) setuju bahwa dengan keberadaan PT. Bukit Asam ini pun memberikan peluang usaha dalam jangka panjang. Usaha-usaha tersebut amat beragam, mulai usaha makanan, pasar, sampai toko-toko kelontong, bahkan banyak pula jenis-jenis usaha yang dibantu melalui program CSR seperti Sentra Industri Bukit Asam (SIBA) yang terletak di beberapa lokasi di sekitar PT. Bukit Asam, seperti usaha mebeleir, perbengkelan dan lain sebagainya.</text:p>
            <text:p>Jumlah dan kualitas sarana dan prasarana umum yang dapat dimanfaatkan oleh warga sekitar PT. Bukit Asam.</text:p>
            <text:p>Seperti yang telah dibahas sebelumnya bahwa PT. Bukit Asam telah banyak membangun sarana-sarana umum yang dapat dimanfaatkan oleh warga sekitar seperti sarana olah raga (sarana futsal, lapangan sepak bola, bowling, kolam renang dan lain-lain) tidak hanya sarana umum, sarana pemerintah, sarana agama (mesjid dan mushola), sarana kesehatan (posyandu) dan juga infrastruktur seperti jalan setapak serta siring banyak diantaranya yang dibangun atas bantuan PT. Bukit Asam yang dapat dimanfaat oleh masyarakat umum. Dan nilai manfaat untuk jangka panjang ini terutama manfaat yang terkait dengan peningkatan jumlah serta kualitas fasilitas umum oleh responden (sebanyak 65,5%) menyatakan setuju.</text:p>
            <text:p>Penyaluran CSR PT BA</text:p>
            <text:p>PT. Bukit Asam merupakan perusahan BUMN yang berada di tengah-tengah masyarakat yang tentunya akan dalam segala aktivitasnya bersentuhan langsung dengan masyarakat lokal, oleh karena itu perlu dijalin relasi yang harmonis antara PT. Bukit Asam dengan masyarakat sekitar. Selain membangun relasi yang harmonis, PT. Bukit Asam juga memiliki tanggung jawab sosial terhadap masyarakat/warga lokal, tanggung jawab sosial tersebut terintegrasi dalam program dan kegiatan-kegiatan CSR yang selama ini dijalankan oleh PT. Bukit Asam, terkait dengan program-program CSR yang dijalankan selama ini, selain memiliki nilai manfaat jangka pendek dan menengah, ternyata memiliki manfaat untuk jangka panjang, dan sebayak 71,5% responden menyatakan setuju bahwa program-program CSR tersebut memiliki nilai manfaat jangka panjang. Merujuk pada tabel dan grafik tersebut, nampak bahwa sebagian besar reponden setuju bahwa program-program CSR PT. Bukit Asam memiliki nilai manfaat untuk jangka panjang yang dirasakan oleh warga penerima bantuan. Faktanya memang program-program CSR PT. Bukit Asam ada yang sifatnya jangka panjang yaitu program-program yang sifatnya kemitraan atau bantuan modal, hal ini menjadi nilai lebih sebab memang banyak mitra binaan-mitra binaan PT. Bukit Asam yang hingga kini terus berkembang seperti Sentra Industri Bukit Asam (SIBA).</text:p>
          </table:table-cell>
        </table:table-row>
        <table:table-row table:style-name="ro3">
          <table:table-cell office:value-type="string">
            <text:p>`</text:p>
          </table:table-cell>
          <table:table-cell table:number-columns-repeated="2"/>
          <table:table-cell office:value-type="string">
            <text:p>Keberadaan Karyawan</text:p>
          </table:table-cell>
          <table:table-cell office:value-type="string">
            <text:p>Sebagian besar responden (51,5%) setuju kalau keberadaan karyawan PT. Bukit Asam memberikan perubahan terhadap pola pikir masyarakat. Perubahan pola pikir ini tentunya perubahan ke arah positif, karena banyak masyarakat yang ingin anaknya bekerja di PT. Bukit Asam. Untuk bisa bekerja di PT. Bukit Asam harus memiliki kualifikasi pendidikan dan keterampilan yang cukup tinggi. Sehingga banyak masyarakat yang berlomba-lomba menyekolahkan anaknya hingga ke perguruan tinggi. Hal ini tentunya bagus untuk meningkatkan kualitas sumber daya manusia (SDM) yang ada di sekitar perusahaan PT. Bukit Asam.</text:p>
          </table:table-cell>
        </table:table-row>
        <table:table-row table:style-name="ro3">
          <table:table-cell table:number-columns-repeated="2"/>
          <table:table-cell office:value-type="string">
            <text:p>Persepsi CSR</text:p>
          </table:table-cell>
          <table:table-cell office:value-type="string">
            <text:p>Ekonomi</text:p>
          </table:table-cell>
          <table:table-cell office:value-type="string">
            <text:p>Dari 750 responden di yang berhasil di wawancara terdapat sekitar 45,3% yang mengetahui adanya Program CSR PT. Bukit Asam Bidang Ekonomi. Sebanyak 340 responden atau sekitar 45,3% responden tersebut mengaku bahwa sebagain besar responden mengetahui adanya program CSR di bidang ekonomi bersumber dari sosialisasi yang dilakukan oleh aparat pemerintah desa atau kelurahan, selebihnya berasal dari keluarga/teman, dari media masa, tetangga, sosialisasi yang dilakukan oleh karyawan PT. Bukit Asam dan lain sebagainya.</text:p>
            <text:p>No.<text:tab/>Pengetahuan<text:tab/>F<text:tab/>%</text:p>
            <text:p>1<text:tab/>Perangkat Pemerintah<text:tab/>44<text:tab/>36.70%</text:p>
            <text:p>2<text:tab/>Keluarga / Teman<text:tab/>21<text:tab/>17.50%</text:p>
            <text:p>3<text:tab/>Koran / Majalah / Radio<text:tab/>18<text:tab/>15.00%</text:p>
            <text:p>4<text:tab/>Masyarakat / Tetangga<text:tab/>14<text:tab/>11.70%</text:p>
            <text:p>5<text:tab/>Program PTBA<text:tab/>6<text:tab/>5.00%</text:p>
            <text:p>6<text:tab/>Sosialisasi PTBA<text:tab/>6<text:tab/>5.00%</text:p>
            <text:p>7<text:tab/>Pelaksanaan Kegiatan<text:tab/>5<text:tab/>4.20%</text:p>
            <text:p>8<text:tab/>karyawan PTBA<text:tab/>3<text:tab/>2.50%</text:p>
            <text:p>9<text:tab/>Relawan CSR (CDO)<text:tab/>2<text:tab/>1.70%</text:p>
            <text:p>10<text:tab/>Logo PTBA Di Infrastruktur<text:tab/>1<text:tab/>0.80%</text:p>
            <text:p>Total<text:tab/><text:tab/>120<text:tab/>100.00%</text:p>
            <text:p/>
            <text:p>Kesesuaian antara program CSR dengan kebutuhan penerima manfaat.</text:p>
            <text:p>Bila kebutuhan-kebutuhan masyarakat selama ini sudah terpenuhi dalam kegiatan atau program-program CSR, artinya program CSR tersebut sudah dapat dimanfaatkan dan berguna bagi penerima program, dengan kata lain sudah tepat sasaran. Merujuk pada hasil survey, nampak bahwa sebagian besar responden (49,4%) menyatakan setuju bahwa program CSR Bidang Ekonomi yang dijalankan oleh PTBA, selama ini sudah sesuai dengan kebutuhan-kebutuhan masyarakat. Hal ini mencerminkan bahwa sudah ada upaya dari pihak PTBA agar program-program CSR bidang ekonomi ini memang sesuai dengan kebutuhan masyarakat, responden juga menambahkan bahwa selama ini pihak PTBA selalu berkoordinasi dengan berbagai pihak agar program-program CSR, khususnya bidang ekonomi tepat sasaran, seorang narasumber juga menuturkan bahwa selama ini PTBA selalu berkoordinasi berbagai pihak, terutama dalam kegiatan Musrembang dan membiayai sebagian usulan-usulan yang ada dalam musrembang tersebut.</text:p>
            <text:p/>
            <text:p>Membantu Dalam Pemenuhan Kebutuhan Ekonomi.</text:p>
            <text:p>Persepsi responden mengenai program CSR terkait dengan pemenuhan kebutuhan ekonomi masyarakat.</text:p>
            <text:p>Hasil survey menunjukan bahwa sebagian besar responden (51,2%) menyatakatan setuju bahwa program CSR bidang ekonomi selama ini sudah memenuhi kebutuhan ekonomi masyarakat atau penerima manfaat, keterangan lebih lanjut diungkapkan oleh responden kebutuhan ekonomi yang paling dirasakan adalah bantuan-bantuan bahan pokok atau kebutuhan pokok masyarakat khususnya bagi masyarakat yang kurang/tidak mampu dan program-program yang sifatnya kemitraan atau pemberian modal usaha.</text:p>
            <text:p>Sementara itu terkait dengan sasaran atau penerima manfaat dari program CSR, responden menilai bahwa selama ini CSR bidang ekonomi selama ini sudah tepat sasaran. Hasil lapangan menunjukan bahwa sebanyak 44,1% responden setuju akan hal tersebut. Ini membuktikan bahwa upaya PTBA agar program-program CSR dapat dinikmati oleh orang-orang yang berhak (penerima manfaat) sudah maksimal. Beberapa narasumber juga menyebutkan bahwa PTBA senantiasa berkoordinasi dengan berbagai pihak terutama pihak pemerintah (desa/kelurahan, Kecamatan, Pemkab, dan BAPPEDA Muara Enim) untuk mendapatkan data-data dan informasi mengenai kondisi masyarakat ring I yang layak untuk menerima program CSR tersebut.</text:p>
            <text:p/>
            <text:p>Memberdayakan Masyarakat</text:p>
            <text:p>Nilai lebih dari kegiatan atau program CSR selain telah memenuhi kebutuhan masyarakat adalah kemampuan program CSR dalam memberdayakan masayarakat lokal. Hal ini menjadi penting sebab dengan semakin berdayanya masyarakat artinya masyarakat akan semakin mandiri dalam upaya-upaya pemenuhan kebutuhannya, bukan sebaliknya masyarakat menjadi semakin bergantung pada PTBA. </text:p>
            <text:p>Berdasarkan hasil survey lapangan menunjukan bahwa ternyata sebagian besar responden (47,6%) setuju bahwa program bidang ekonomi PTBA sudah dapat memberdayakan masyarakat. Ini artinya sudah ada upaya-upaya untuk memandirikan dari pihak CSR PTBA, upaya-upaya untuk memberdayakan ini merupakan sebuah rangkaian proses yang dimulai dari peningkatan kapasitas/skill (berupa pelatihan), pemberian aset (modal uang/barang/alat), dan pendampingan atau monitoring. Lebih lanjut responden memberikan keterangan pula, bahwa memang sudah banyak pelatihan-pelatihan yang diberikan oleh PTBA yang dilanjutkan dengan pemberian modal. Dapat disimpulkan bahwa program CSR bidang ekonomi ini dapat berlanjut atau sustainable mengingat penerima manfaat yang semakin mandiri. Dan hal ini dapat menjadi modal tersendiri bagi PTBA, untuk memakai model yang sama untuk kegiatan-kegiatan atau program CSR di bidang lain, selain tentunya tetap mengkaji potensi, kebutuhan serta permasalahan yang ada di masyarakat.</text:p>
          </table:table-cell>
        </table:table-row>
        <table:table-row table:style-name="ro3">
          <table:table-cell table:number-columns-repeated="3"/>
          <table:table-cell office:value-type="string">
            <text:p>Lingkungan</text:p>
          </table:table-cell>
          <table:table-cell office:value-type="string">
            <text:p>Hasil lapangan menunjukan bahwa sekitar 51,5% responden mengetahui ada program CSR Bidang Lingkungan, sementara sisanya tidak mengetahui Program CSR Bidang Lingkungan. Berikut adalah datanya.</text:p>
            <text:p>Sumber informasi kegiatan CSR.</text:p>
            <text:p>Sumber pengetahuan responden tersebut cukup beragam, namun umumnya responden mengetahui ada program bidang lingkungan ini berasal dari sosialisasi yang dilakukan oleh perangkat pemerintah desa atau kelurahan, selebihnya responden mengetahui secara langsung dari pelaksanaan kegiatan, dari PTBA, dari tetangga, dari teman/keluarga, dari media masa, dari logo atau tanda PTBA yang tertera di lokasi, dan dari relawan CDO. Hal yang terpenting disini adalah sudah adanya upaya dari pihak PTBA untuk melakukan sosialisasi dan koordinasi terutama pada pihak pemerintah, sehingga pihak pemerintah dapat meneruskan sosialisasi tersebut kepada masyarakat.</text:p>
            <text:p>No.<text:tab/>Pengetahuan<text:tab/>F<text:tab/>%</text:p>
            <text:p>1<text:tab/>Perangkat Pemerintah<text:tab/>70<text:tab/>46.10%</text:p>
            <text:p>2<text:tab/>Pelaksanaan Kegiatan<text:tab/>29<text:tab/>19.10%</text:p>
            <text:p>3<text:tab/>Program PTBA<text:tab/>15<text:tab/>9.90%</text:p>
            <text:p>4<text:tab/>Masyarakat / Tetangga<text:tab/>11<text:tab/>7.20%</text:p>
            <text:p>5<text:tab/>Keluarga / <text:s/>Teman<text:tab/>10<text:tab/>6.60%</text:p>
            <text:p>6<text:tab/>Karyawan PTBA<text:tab/>6<text:tab/>3.90%</text:p>
            <text:p>7<text:tab/>Koran / Majalah / Radio<text:tab/>5<text:tab/>3.30%</text:p>
            <text:p>8<text:tab/>Logo PTBA Di Infrastruktur<text:tab/>3<text:tab/>2.00%</text:p>
            <text:p>9<text:tab/>Relawan CSR (CDO)<text:tab/>3<text:tab/>2.00%</text:p>
            <text:p>Total<text:tab/><text:tab/>152<text:tab/>100.00%</text:p>
            <text:p/>
            <text:p>Kesesuaian dengan harapan.</text:p>
            <text:p>Kegiatan atau program CSR PTBA Bidang Lingkungan ini meliputi kegiatan-kegiatan yang terkait dengan infrastruktur, penghijauan lingkungan, pembangunan sarana dan prasarana. Berdasarkan hasil lapangan, ternyata sebagian besar responden (59,6%) setuju bahwa program CSR di bidang lingkungan sudah sesuai dengan harapan masyarakat. Artinya bahwa apa yang sudah dilaksanakan dalam program CSR Bidang Lingkungan ini sesuai dengan kebutuhan masyarakat sekitar.</text:p>
            <text:p>Lebih lanjut responden menuturkan bahwa dengan adanya program CSR Bidang Lingkungan masyarakat merasa terbantu terutama pembangunan sarana dan prasarana seperti pembangunan rumah layak huni, pengaspalan jalan umum dan parit/siring di wilayah pemukiman ring I PTBA, dan lain-lain. Hal ini selaras dengan persepsi responden terkait dengan program CSR Bidang Lingkungan yang bertujuan memperbaiki dan meningkatkan infrastruktur.</text:p>
            <text:p/>
            <text:p><text:span text:style-name="T1">Memperbaiki dan meningkatkan infrastruktur</text:span></text:p>
            <text:p>Berdasarkan hasil survey, sebanyak 77,7% responden setuju bahwa Program Bidang Lingkungan PTBA bertujuan untuk memperbaiki dan meningkatkan infrastruktur yang berada di desa dan kelurahan sekitar ring I PTBA.Merujuk pada data survey ini, terungkap bahwa telah banyak bantuan-bantuan dari PTBA yang terkait dengan pembangunan infrastruktur dan bertujuan untuk memperbaiki serta meningkatkan kondisi sarana dan prasaran di wilayah kelurahan dan desa, hal menjadi wajar sebab proses perumusan program CSR PTBA saat ini masih bersumber dari hasil Musrembang yang tidak lain adalah asrpirasi dari warga masyarakat.</text:p>
            <text:p/>
            <text:p><text:span text:style-name="T1">Bertujuan untuk memperbaiki lingkungan/alam sekitar</text:span></text:p>
            <text:p>Berdasarkan hasil lapangan nampak bahwa sebanyak 79% menyatakan setuju bahwa program CSR Bidang Lingkungan PTBA bertujuan untuk memperbaiki lingkungan/alam sekitar, dan memang faktanya bahwa PTBA sudah sering melakukan kegiatan program tersebut seperti program Penanaman 1 M pohon dan kegiatan penghijauan lainnya. Yang tentunya kegiatan tersebut akan memperbaiki dan meningkatkan kualitas lingkungan sekitar masyarakat.</text:p>
            <text:p/>
            <text:p>Menyadarkan masyarakat tentang lingkungan</text:p>
            <text:p>Penyadaran masyarakat terkait dengan program CSR di bidang lingkungan. Hal ini menjadi penting sebab upaya penyadaran merupakan upaya merubah pola pikir masyarakat tentang bagaimana pengelolaan lingkungan. Berdasarkan hasil survey ternyata sebagian besar responden (74,4%) menyatakan setuju mengenai program bidang lingkungan yang berupaya meningkatkan kesadaran masyarakat terhadap lingkungan.</text:p>
            <text:p/>
            <text:p>Peningkatan kualitas infrastruktur masyarakat.</text:p>
            <text:p>Berdasarkan hasil survey di lapangan, nampak bahwa sebanyak 80,3% responden menyatakan setuju bahwa Program CSR Bidang Lingkungan PTBA bertujuan meningkatkan kualitas infrastruktur masyarakat. Sebagai contoh pembangunan/ rehabilitasi sekolah SDN 16 Kel. Air Lintang yang dinilai sangat bermanfaat oleh pihak sekolah dan orang tua murid, sebab kondisi sekolah saat ini jauh lebih baik dibanding sebelum di lakukan rehabilitasi.</text:p>
          </table:table-cell>
        </table:table-row>
        <table:table-row table:style-name="ro3">
          <table:table-cell table:number-columns-repeated="3"/>
          <table:table-cell office:value-type="string">
            <text:p>Pendidikan</text:p>
          </table:table-cell>
          <table:table-cell office:value-type="string">
            <text:p>Program-program CSR bidang pendidikan yang selama ini dilakukan adalah : Pembuatan Perpustakaan dan Rumah Baca (tahun 2010), Beasiswa Utusan Daerah Untuk Mahasiswa, dan lain sebagainya.</text:p>
            <text:p>Sumber Informasi Kegiatan CSR</text:p>
            <text:p>Berdasarkan data lapangan terdapat sekitar 66,9% responden yang mengetahui adanya program CSR PTBA bidang pendidikan. Sumber informasi yang didapat oleh responden tersebut adalah dari pihak sekolah/guru, pihak pemerintah, dari media masa, keluarga, pihak PTBA, masyarakat dan relawan (CDO) CSR. Umumnya responden (43,7%) mengetahui adanya program CSR ini dari sosialisi guru atau pihak sekolah, hal selaras dengan informasi yang diberikan pihak guru sekolah SDN 16 Air Lintang, bahwa pihak PTBA terutama bagian program CSR PTBA melakukan sosialisasi terhadap seluruh sekolah yang berada diwilayah ring I PTBA terkait dengan akan dilaksanakannya program CSR bidang pendidikan.</text:p>
            <text:p>No.<text:tab/>Pengetahuan<text:tab/>F</text:p>
            <text:p>1<text:tab/>Sekolah / Guru<text:tab/>73</text:p>
            <text:p>2<text:tab/>Perangkat Pemerintah<text:tab/>50</text:p>
            <text:p>3<text:tab/>Koran / Majalah / Radio<text:tab/>14</text:p>
            <text:p>4<text:tab/>Keluarga / <text:s/>Teman<text:tab/>9</text:p>
            <text:p>5<text:tab/>Pelaksanaan Kegiatan<text:tab/>6</text:p>
            <text:p>6<text:tab/>Program PTBA<text:tab/>6</text:p>
            <text:p>7<text:tab/>Masyarakat / Tetangga<text:tab/>5</text:p>
            <text:p>8<text:tab/>Karyawan PTBA<text:tab/>2</text:p>
            <text:p>9<text:tab/>Relawan CSR (CDO)<text:tab/>2</text:p>
            <text:p>Total<text:tab/><text:tab/>167</text:p>
            <text:p/>
            <text:p>Sesuai Dengan Kebutuhan Masyarakat</text:p>
            <text:p>Program CSR Bidang Pendidikan yang telah dilaksanakan selama ini oleh pihak PTBA, nyatanya telah sesuai dengan kebutuhan masyarakat. Hal ini juga yang diutarakan oleh sekitar 59,2% responden yang menyatakan setuju bahwa Program CSR Bidang Pendidikan PTBA sudah sesuai dengan kebutuhan masyarakat, seperti yang kita ketahui bersama bahwa pendidikan merupakan salah satu kebutuhan dasar manusia yang harus dipenuhi, terlebih lagi saat ini biaya pendidikan (selain biaya administrasi sekolah) dirasakan cukup membebani keluarga yang kurang mampu.</text:p>
            <text:p/>
            <text:p>Membantu Pemenuhan Kebutuhan Pendidikan Masyarakat</text:p>
            <text:p>Bantuan-bantuan pendidikan dalam program CSR PTBA tersebut, amat dirasakan manfaatnya oleh masyarakat, setidaknya itulah yang dinilai oleh responden terkait bantuan-bantuan bidang pendidikan yang diinisiasi oleh program CSR PTBA. Sebanyak 67,3% menyatakan setuju akan hal tersebut.</text:p>
            <text:p/>
            <text:p>Sudah tepat sasaran</text:p>
            <text:p>Seperti yang telah diungkap sebelumnya bahwa kebutuhan warga akan pendidikan terutama anak usia sekolah sudah terbantu dengan adanya program dari CSR PTBA. Hal ini juga menunjukan bahwa program CSR PTBA, sudah tepat sasaran artinya program memang ditujukan bagi warga yang kurang mampu terutama dalam pemenuhan kebutuhan pendidikan, demikian juga dengan pembangunan infrastruktur sekolah, hanya ditujukan bagi sekolah yang layak untuk direhabilitasi/dibangun. sebagian besar responden (48,4%) menyatakan setuju bahwa Program CSR Bidang Pendidikan PTBA sudah tepat sasaran. Hal ini sangat dimungkin sebab setiap program yang terkait dengan bidang pendidikan pihak PTBA sudah melakukan kajian kelayakan terhadap calon penerima program, sebagai contoh informasi yang disampaikan oleh narasumber dari pihak sekolah menuturkan bahwa ketika pihak PTBA, dalam hal ini melalui program CSR akan memberikan beasiswa terhadap murid sekolah, ada beberapa persyaratan yang harus dipenuhi oleh keluarga calon penerima beasiswa tersebut seperti surat keterangan tidak mampu, selain itu pihak PTBA akan meninjau langsung keadaan keluarga tersebut sehingga bisa dipastikan bahwa dana beasiswa tidak salah sasaran.</text:p>
          </table:table-cell>
        </table:table-row>
        <table:table-row table:style-name="ro3">
          <table:table-cell table:number-columns-repeated="3"/>
          <table:table-cell office:value-type="string">
            <text:p>Kesehatan</text:p>
          </table:table-cell>
          <table:table-cell office:value-type="string">
            <text:p>Program CSR dalam bidang kesehatan ini memiliki tujuan untuk meningkatkan kualitas kesehatan masyarakat, salah satu kegiatan yang telah dilakukan dalam pelaksanaan program CSR PT. Bukit Asam bidang kesehatan adalah pemberian bantuan nutrisi, pelaksanaan khitanan massal dan pelaksanaan operasi bagi penderita katarak.</text:p>
            <text:p>Responden. Kajian kali ini akan dibahas mengenai pengetahuan masyarakat yang berada di wilayah ring satu terhadap program CSR PT. Bukit Asam dalam bidang kesehatan. Berdasakan data dijelaskan bahwa dari 750 responden, terdapat 526 orang yang mengetahui adanya program CSR dalam bidang kesehatan atau 70,15%. Selain itu masyarakat wilayah ring satu yang masih belum mengetahui adanya program CSR PT. Bukit Asam dalam bidang kesehatan berjumlah 224 orang atau 29,9%. Berdasarkan data tersebut dapat disimpulkan bahwa masyarakat yang berada di wilayah ring satu sudah banyak yang mengetahui adanya program CSR PT. Bukit Asam dalam bidang kesehatan. </text:p>
            <text:p>Pengetahuan masyarakat tersebut diperoleh dari berbagai macam informasi. Informasi tersebut mereka terima ketika mereka terlibat dalam pelaksanaan <text:s/>program ataupun informasi yang didapatkan melalui iklan atau adanya obrolan antar masyarakat.</text:p>
            <text:p>No.<text:tab/>Pengetahuan<text:tab/>F</text:p>
            <text:p>1<text:tab/>Perangkat Pemerintah<text:tab/>106</text:p>
            <text:p>2<text:tab/>Masyarakat / Tetangga<text:tab/>18</text:p>
            <text:p>3<text:tab/>Koran / Majalah / Radio<text:tab/>13</text:p>
            <text:p>4<text:tab/>Keluarga / <text:s/>Teman<text:tab/>12</text:p>
            <text:p>5<text:tab/>Pelaksanaan Kegiatan<text:tab/>12</text:p>
            <text:p>6<text:tab/>Program PTBA<text:tab/>8</text:p>
            <text:p>7<text:tab/>Relawan CSR (CDO)<text:tab/>4</text:p>
            <text:p>8<text:tab/>Sekolah / Guru<text:tab/>1</text:p>
            <text:p>9<text:tab/>Karyawan PTBA<text:tab/>1</text:p>
            <text:p>Total<text:tab/><text:tab/>175</text:p>
            <text:p/>
            <text:p>Berdasarkan tabel dan grafik tersebut, dapat diketahui bahwa 59% masyarakat atau sejumlah 106 orang mendapatkan informasi mengenai program CSR PT. Bukit Asam dalam bidang kesehatan melalui perangkat pemerintahan. Sedangkan masyarakat yang mendapatkan informasi mengenai adanya program CSR PT. Bukit Asam dalam bidang kesehatan melalui karyawan PT.BA secara langsung hanya berjumlah satu orang saja atau 0,1%. Oleh karena itu, dapat disimpulkan bahwa sosialisasi yang dilakukan oleh pihak PT.BA secara langsung dinilai kurang, sosialisasi program yang dilakukan adalah melalui perangkat pemerintahan baik itu desa ataupun kelurahan.</text:p>
            <text:p/>
            <text:p>Sesuai Kebutuhan Masyarakat</text:p>
            <text:p>Berdasarkan data survey menjelaskan bahwa program CSR PT. Bukit Asam dalam bidang kesehatan yang telah dilakukan sudah mampu memenuhi kebutuhan masyarakat. Hal ini dapat dilihat dari pendapat yang diberikan oleh masyarakat mengenai adanya program CSR PT. Bukit Asam berdasarkan tingkat kebutuhan. Masyarakat yang berpendapat bahwa program tersebut sudah memenuhi kebutuhan masyarakat adalah sebanyak 344 orang atau 65,4%, sedangkan masyarakat yang berpendapat bahwa program tersebut belum memenuhi kebutuhan masyarakat berjumlah 63 orang atau 12,0%.</text:p>
            <text:p/>
            <text:p>Memenuhi Kebutuhan</text:p>
            <text:p>Kebutuhan akan kesehatan tentunya sangat diperlukan oleh masyarakat, mengingat bahwa kesehatan merupakan salah satu hal yang penting dalam meningkatkan kualitas kehidupan masyarakat. Adanya program CSR PT. Bukit Asam diharapkan mampu memenuhi kebutuhan masyarakat kesehatan masyarakat. Namun, apakah dengan adanya program CSR yang dilakukan oleh PT. Bukit Asam dalam bidang kesehatan sudah mampu memenuhi kebutuhan kesehatan bagi masyarakat.</text:p>
            <text:p>Berdasarkan hasil survey yang dilakukan melalui kegiatan studi persepsi kepada masyarakat yang berada di wilayah ring satu PT. Bukit Asam mengenai program CSR dalam bidang kesehatan dilihat dari pemenuhan kebutuhan kesehatan masyarakat, diperoleh hasil yang menjelaskan bahwa adanya program CSR PT. Bukit Asam bidang kesehatan yang dilakukan sudah mampu memenuhi kebutuhan kesehatan masyarakat. Hal tersebut dapat diihat dari pendapat yang dikemukakan oleh 326 orang atau 62,0% masyarakat yang mengatakan bahwa program tersebut sudah dapat memenuhi kebutuhan kesehatan masyarakat. Kebutuhan akan kesehatan ini terpenuhi ketika masyarakat terbantu oleh program tersebut dalam upaya meningkatkan kualitas hidupnya terutama kesehatan masyarakat.</text:p>
            <text:p/>
            <text:p>Efektif meningkatkan kualitas kesehatan</text:p>
            <text:p>Program tersebut dapat dinilai baik ketika program yang dilakukan tersebut tepat pada sasaran. Maksudnya adalah program tersebut dilakukan atau diberikan kepada masyarakat yang benar-benar membutuhkan. Berikut merupakan penjelasan mengenai program CSR PT.BA bidang kesehatan dilihat dari efektifitas program.</text:p>
            <text:p>sebanyak 293 orang atau 55,7% masyarakat berpendapat jika program CSR PT.BA yang telah dulakukan sudah tepat sasaran. Artinya adalah program tersebut telah dilakukan atau telah diberikan kepada masyarakat yang benar-benar membutuhkan. Misalnya adalah pelaksanaan program pemberian bantuan nutrisi kepada masyarakat yang kurang mampu. Keterbatasan yang dimiliki membuat sebagian masyarakat sulit untuk memperhatikan asupan makanan, dengan adanya program ini asupan makanan masyarakat terutama untuk masyarakat yang kurang mampu terjaga dan tetap dalam gizi yang seimbang. Sehingga, adanya program CSR PT.BA mampu meningkatkan kualitas hidup masyarakat terutama dalam bidang kesehatan.</text:p>
            <text:p/>
            <text:p>Dampak positih program</text:p>
            <text:p>Program CSR PT.BA bidang kesehatan telah memberikan dampak positif bagi masyarakat. Dampak tersebut adalah tingkat kesadaran masyarakat akan kesehatan menjadi meningkat. Hal tersebut diperoleh berdasarkan pendapat yang diberikan oleh 74,9% yang menyatakan bahwa kesadaran masyarakat terhadap kesehatan menjadi tinggi. Sikap sadar akan kesehatan akan mampu membuat masyarakat menjadi berperilaku hidup sehat dan bersih, sehingga akan meningkatkan kualitas hidup masyarakat dengan sendirinya. Hal ini merupakan salah satu bentuk mengurangi indikasi timbulnya masalah dan upaya dalam mengatasi masalah melalui dirinya sendiri.</text:p>
          </table:table-cell>
        </table:table-row>
        <table:table-row table:style-name="ro3">
          <table:table-cell table:number-columns-repeated="3"/>
          <table:table-cell office:value-type="string">
            <text:p>Sosial Keagaman</text:p>
          </table:table-cell>
          <table:table-cell office:value-type="string">
            <text:p>Kegiatan yang dilakukan dalam program CSR PT. Bukit Asam bidang sosial dan keagamaan adalah pembagian paket sembako kepada masyarakat di wilayah ring satu dan sumbangan-sumbangan yang diberikan dalam hal keagamaan, seperti misalnya adalah sumbangan peralatan yang dibutuhkan untuk masjid dan infrastruktur baik pembuatan ataupun rehabilitasi sarana keagamaan (masjid).</text:p>
            <text:p/>
            <text:p>Pengetahuan masyarakat mengenai adanya program CSR bidang sosial dan keagaaman sangat diperlukan, hal ini dikarenakan masyarakat harus terlibat dalam kegiatan tersebut.</text:p>
            <text:p>Berdasarkan temuan survey dapat dilihat bahwa pengetahuan masyarakat terhadap program CSR PT.BA bidang sosial dan keagamaan cukup tinggi. Hal tersebut dapat dilihat dari sebanyak 513 orang atau 68,4% mengetahui adanya program CSR dalam bidang sosial dan keagamaan. Sedangkan masyarakat yang masih belum mengetahui program ini berjumlah 237 orang atau hanya mencapai 31,6%. Pengetahuan atau informasi yang mereka dapatkan berbeda-beda sumbernya, salah satunya adalah mereka terlibat langsung dalam program atau mereka menjadi sasaran program, iklan di media (cetak, televise dan radio), dan mereka mengetahui adanya program dari cerita atau obrolan masyarakat lainnya.</text:p>
            <text:p>No.<text:tab/>Pengetahuan<text:tab/>F</text:p>
            <text:p>1<text:tab/>Perangkat Pemerintah<text:tab/>66</text:p>
            <text:p>2<text:tab/>Masyarakat / Tetangga<text:tab/>38</text:p>
            <text:p>3<text:tab/>Tokoh Agama / Tokoh Masyarakat<text:tab/>26</text:p>
            <text:p>4<text:tab/>Pelaksanaan Kegiatan<text:tab/>15</text:p>
            <text:p>5<text:tab/>Koran / Majalah / Radio / <text:s/>Brosur / Pamflet<text:tab/>11</text:p>
            <text:p>6<text:tab/>Keluarga / <text:s/>Teman<text:tab/>10</text:p>
            <text:p>7<text:tab/>Bantuan CSR<text:tab/>6</text:p>
            <text:p>8<text:tab/>Program PTBA<text:tab/>5</text:p>
            <text:p>9<text:tab/>Relawan CSR (CDO)<text:tab/>2</text:p>
            <text:p>10<text:tab/>Karyawan PTBA<text:tab/>1</text:p>
            <text:p>Total<text:tab/><text:tab/>180</text:p>
            <text:p/>
            <text:p>Hasil survey yang dilakukan melalui studi persepsi mendapat hasil bahwa mayoritas masyarakat mengetahui adanya program CSR PT. Bukit Asam dalam bidang sosial dan keagmaan bersumber dari perangkat pemerintahan, yaitu sebanyak 66 orang atau mencapai 38%. Sedangkan satu orang masyarakat mengetahui adanya program CSR PT. Bukit asam bidang sosial melalui karyawan PT.BA. hal ini menunjukkan bahwa sosialisasi program yang dilakukan tidak secara langsung antara pihak PT. Bukit Asam kepada masyarakat, namun sosialisasi tersebut dulakukan kepada pemerintahan setempat. Selanjutnya adalah perangkat pemerintahan tersebut yang mensosialisasikan kepaa masyarakat.</text:p>
            <text:p/>
            <text:p>Memberikan manfaat kepada masyarakat (langsung dan tidak langsung)</text:p>
            <text:p>Program CSR yang dilakukan oleh PT.Bukit Asam dalam bidang sosial dan keagamaan sudah memberikan manfaat kepada masyarakat yang berada di wilayah ring 1 perusahaan. Sebanyak 420 orang atau sebanyak 81,9% masyarakat sudah mendapatkan manfaat dari program CSR bidang sosial dan keagamaan. Secara masyoritas manfaat yang didapat adalah kebutuhan pokok yang terpenuhi dari adanya pembagian paket sembako.</text:p>
            <text:p/>
            <text:p>Ketepatan Sasaran</text:p>
            <text:p>Tujuan kegiatan CSR untuk memberikan suatu bantuan kepada masyarakat terutama kepada masyarakat yang tergolong kedalam masyarakat kurang mampu. Kurang mampu atau miskin disini merupakan tidak mampunya suatu keluarga atau masyarakat dalam memenuhi kebutuhan dasarnya, kebutuhan dasar tersebut adalah sandang, pangan dan papan.</text:p>
            <text:p>Berdasarkan hasil survey yang dilakukan, program CSR yang dilakukan oleh PT. Bukit Asam dalam bidang sosial dan keagamaan sudah tepat sasaran, artinya adalah program tersebut telah sesuai dalam hal penyalurannya. Hal ini ditunjukkan oleh banyaknya masyarakat yang berpendapat demikian, yaitu sebanyak 342 orang atau mencapai 66,7% masyarakat menyatakan bahwa program CSR tersebut sudah tepat sasaran. Sedangkan 7,4% masyarakat berpendapat bahwa program CSR bidang sosial dan keagamaan yang telah dilakukan masih belum tepat sasaran. Artinya adalah masyarakat yang benar-benar membutuhkan tidak mendaatkan bantuan tersebut, tapi masyarakat yang tidak termasuk criteria sebagai target sasaran program mendapatkan bantuan.</text:p>
            <text:p/>
            <text:p>Memberi manfaat kepada masyarakat yang kurang mampu</text:p>
            <text:p>Berdasarkan hasil survey kepada masyarakat melalui kegiatan studi persepsi, dapat diketahui bahwa adanya program CSR bidang sosial dan keagamaan yang dilakukan oleh PT.Bukit Asam sudah dapat membantu masyarakat kurang mampu. Bantuan yang diberikan adalah berupa pebagian paket sembako yang dilakukan secara berkala. Adanya program ini membuat kebutuhan dasar masyarakat dalam hal pangan dapat terpenuhi. Hal ini ditunjukkan oleh pendapat dari 344 orang atau 67,1 % yang menyatakan bahwa program CSR bidang sosial dan keagamaan sudah dapat membantu masyarakat yang kurang mampu.</text:p>
            <text:p/>
          </table:table-cell>
        </table:table-row>
        <table:table-row table:style-name="ro3">
          <table:table-cell table:number-columns-repeated="3"/>
          <table:table-cell office:value-type="string">
            <text:p>Hak Asasi Manusia</text:p>
          </table:table-cell>
          <table:table-cell office:value-type="string">
            <text:p>Pemahaman Responden terhadap HAM</text:p>
            <text:p>Berdasarkan hasil survey terdapat sekitar 26,9% responden yang memahami dan mengetahui prinsip-prinsip HAM dan Ketenagakerjaan dalam program CSR PTBA.</text:p>
            <text:p>NO.<text:tab/>Jawaban<text:tab/>F<text:tab/>%</text:p>
            <text:p>1<text:tab/>Ya<text:tab/>202<text:tab/>26.90%</text:p>
            <text:p>2<text:tab/>Tidak<text:tab/>548<text:tab/>73.10%</text:p>
            <text:p> <text:tab/>Jumlah<text:tab/>750<text:tab/>100.00%</text:p>
            <text:p>Prinsip-prinsip Hak Asasi Manusia yang akan dikaji dalam studi persepsi ini antara lain adalah prinsip keseimbangan terutama dalam penerimaan tenaga kerja lokal dengan pendatang, prinsip keadilan, prinsip kesetaraan dan tidak membeda-bedakan.</text:p>
            <text:p/>
            <text:p>Prinsip Keseimbangan tenaga kerja pendatang dan lokal.</text:p>
            <text:p>Sebagian besar responden (42.1%) menyatakan tidak setuju bahwa penerimaan tenaga kerja lokal sudah seimbang dengan tenaga kerja pendatang, sebetulnya yang jadi permasalahan adalah pemahaman masyarakat mengenai proses penerimaan karyawan di PTBA, artinya bahwa proses rekrutmen karya memerlukan tahapan-tahapan tertentu, dan kualifikasi serta kompetensi calon karyawan disesuaikan dengan kebutuhan-kebutuhan PTBA, jadi tidak semua orang dan tidak bisa asal rekrut individu untuk jadi karyawan PTBA.</text:p>
            <text:p/>
            <text:p>Prinsip Keadilan.</text:p>
            <text:p>Prinsip berikutnya adalah prinsip keadilan, hasil lapangan menunjukan bahwa sebanyak 44,1% responden menyatakan setuju bahwa <text:s/>Program CSR PTBA yang selama ini dijalankan sudah sesuai dengan prinsip keadilan, penilaian responden ini dasarkan meratanya bantuan-bantuan yang selama ini diberikan kepada penerima manfaat disekitar ring I PTBA.</text:p>
            <text:p/>
            <text:p>Prinsip kesetaraan.</text:p>
            <text:p>Prinsip ini memiliki arti bahwa selama ini PTBA menganggap penerima manfaat sebagai mitra yang setara dengan PTBA dalam proses pelaksanaan program CSR, dan hasil survey menunjukan terdapat sekitar 42,1% responden setuju akan hal tersebut.</text:p>
            <text:p/>
            <text:p>Prinsip tanpa membedakan orang.</text:p>
            <text:p>Dalam program CSR ini, pihak PTBA dianggap tidak membeda-bedakan masyarakat sebagai penerima manfaat. Hal ini membuktikan bahwa bantuan-bantuan program CSR hanya didasarkan pada kelayakan penerima manfaat dengan kriteria atau indikator tertentu misalnya tingkat kemampuan ekonomi atau tingkat kemampuan memenuhi kebutuhan bukan berdasarkan ras, suku atau golongan tertentu. Hasil ini ditunjukan dari sebagian besar responden (66,3%) setuju bahwa Program CSR PTBA sudah dilakukan tanpa membeda-bedakan masyarakat. Para responden meyakini bahwa selama ini pelaksanaan program CSR PTBA memang demikian adanya. Lebih lanjut responden juga menuturkan bahwa hal tersebut merupakan sesuatu yang lumrah dan biasa. Jadi kesimpulannya adalah program CSR yang telah dilakukan selama ini didasarkan pada kondisi sosial ekonomi penerima manfaat.</text:p>
          </table:table-cell>
        </table:table-row>
        <table:table-row table:style-name="ro3">
          <table:table-cell table:number-columns-repeated="3"/>
          <table:table-cell office:value-type="string">
            <text:p>Umum</text:p>
          </table:table-cell>
          <table:table-cell office:value-type="string">
            <text:p>Persepsi masyarakat penerima program mengenai pelaksana program CSR. Keberhasilan program akan sangat bergantung kepada kapabilitas orang yang melaksanakan program tersebut. Selain itu para pelaksana program ini juga akan membawa nama perusahaan, sehingga nama baik PT. Bukit Asam akan dipertaruhkan. Persepsi responden terhadap pelaksana program terkait pelaksanaan program tanpa membeda-bedakan masyarakat dalam pemberian bantuan. Sebagian besar responden (57,2 %) setuju bahwa program CSR PT. Bukit Asam telah dilakukan tanpa membeda-bedakan masyarakat dalam pemberian bantuan. Dari data tersebut terlihat bahwa dalam pelaksanaan program CSR para pelaksananya memiliki kredibilitas yang bagus. Siapa yang berhak menerima bantuan, maka merekalah yang akan diberi bantuan.</text:p>
            <text:p/>
            <text:p>Mengutamakan perhatian terhadap segala kebutuhan masyarakat.</text:p>
            <text:p>Sebagian besar responden (52,4%) setuju bahwa program CSR yang telah dilaksanakan PT. Bukit Asam telah mengutamakan perhatian terhadap segala kebutuhan masyarakat.</text:p>
            <text:p/>
            <text:p>Mengutamakan perhatian terhadap permasalahan yang ada di masyarakat.</text:p>
            <text:p>Hasil survey yang telah dilakukan sebagian besar responden (46,1%) setuju bahwa program CSR PT. Bukit Asam yang telah dilakukan mengutamakan perhatian terhadap permasalahan yang ada di masyarakat.</text:p>
            <text:p/>
            <text:p>Ditujukan untuk mengatasi atau menyelesaikan permasalahan.</text:p>
            <text:p/>
            <text:p>Cepat Dalam Menganggapi Kebutuhan Masyarakat</text:p>
            <text:p/>
            <text:p>Persepsi responden cukup berimbang terkait pelaksanaan program CSR PT. Bukit Asam sudah cepat dalam menanggapi kebutuhan masyarakat. Sekitar 36,5% responden setuju, namun 28,8% tidak setuju, dan 34,7% ragu-ragu apakah dalam pelaksanaan program sudah cepat dalam menanggapi kebutuhan masyarakat. Hal ini hampir sama dengan pendapat responden sekitar 36,1% menyatakan setuju bahwa dalam pelaksanaan program CSR PT. Bukit Asam sudah cepat dalam menanggapi permasalahan yang ada di tengah masyarakat. Namun 32,8% responden menyatakan tidak setuju. Pelaksanaan program CSR PT. Bukit Asam sudah cukup cepat dalam menanggapi permasalahan yang ada di tengah masyarakat. Namun hal itu perlu ditingkatkan lagi karena cukup banyak responden (32,8%) yang tidak setuju bahwa para pelaksana program sudah cepat tanggap dalam mengatasi permasalahan yang ada di tengah masyarkat. Permasalahan yang ada di tengah masyarakat harus cepat diselesaikan sebelum masalah tersebut semakin besar dan lebih kompleks.</text:p>
            <text:p/>
            <text:p>Interaksi karyawan PT. Bukit Asam dengan masyarakat sekitar dan dampak lingkungan sosialnya.</text:p>
            <text:p/>
          </table:table-cell>
        </table:table-row>
        <table:table-row table:style-name="ro3">
          <table:table-cell table:number-columns-repeated="2"/>
          <table:table-cell office:value-type="string">
            <text:p>Assesment</text:p>
          </table:table-cell>
          <table:table-cell office:value-type="string">
            <text:p>Masyarakat</text:p>
          </table:table-cell>
          <table:table-cell/>
        </table:table-row>
        <table:table-row table:style-name="ro3">
          <table:table-cell table:number-columns-repeated="3"/>
          <table:table-cell office:value-type="string">
            <text:p>Orang Luar</text:p>
          </table:table-cell>
          <table:table-cell/>
        </table:table-row>
        <table:table-row table:style-name="ro3" table:number-rows-repeated="1048520">
          <table:table-cell table:number-columns-repeated="5"/>
        </table:table-row>
        <table:table-row table:style-name="ro4" table:number-rows-repeated="4">
          <table:table-cell table:number-columns-repeated="5"/>
        </table:table-row>
        <table:table-row table:style-name="ro4">
          <table:table-cell table:number-columns-repeated="5"/>
        </table:table-row>
      </table:table>
      <table:table table:name="Ruas" table:style-name="ta1">
        <table:table-column table:style-name="co1" table:number-columns-repeated="3" table:default-cell-style-name="Default"/>
        <table:table-column table:style-name="co2" table:default-cell-style-name="Default"/>
        <table:table-row table:style-name="ro1">
          <table:table-cell office:value-type="float" office:value="1">
            <text:p>1</text:p>
          </table:table-cell>
          <table:table-cell office:value-type="float" office:value="0">
            <text:p>0</text:p>
          </table:table-cell>
          <table:table-cell office:value-type="string">
            <text:p>Gambaran Umum</text:p>
          </table:table-cell>
          <table:table-cell/>
        </table:table-row>
        <table:table-row table:style-name="ro2">
          <table:table-cell office:value-type="float" office:value="2">
            <text:p>2</text:p>
          </table:table-cell>
          <table:table-cell office:value-type="float" office:value="0">
            <text:p>0</text:p>
          </table:table-cell>
          <table:table-cell office:value-type="string">
            <text:p>Program CSR</text:p>
          </table:table-cell>
          <table:table-cell/>
        </table:table-row>
        <table:table-row table:style-name="ro1">
          <table:table-cell office:value-type="float" office:value="3">
            <text:p>3</text:p>
          </table:table-cell>
          <table:table-cell office:value-type="float" office:value="0">
            <text:p>0</text:p>
          </table:table-cell>
          <table:table-cell office:value-type="string">
            <text:p>Jaringan Sosial</text:p>
          </table:table-cell>
          <table:table-cell/>
        </table:table-row>
        <table:table-row table:style-name="ro1">
          <table:table-cell office:value-type="float" office:value="4">
            <text:p>4</text:p>
          </table:table-cell>
          <table:table-cell office:value-type="float" office:value="0">
            <text:p>0</text:p>
          </table:table-cell>
          <table:table-cell office:value-type="string">
            <text:p>Potensi Desa</text:p>
          </table:table-cell>
          <table:table-cell/>
        </table:table-row>
        <table:table-row table:style-name="ro1">
          <table:table-cell office:value-type="float" office:value="5">
            <text:p>5</text:p>
          </table:table-cell>
          <table:table-cell office:value-type="float" office:value="0">
            <text:p>0</text:p>
          </table:table-cell>
          <table:table-cell office:value-type="string">
            <text:p>Analisa Masalah</text:p>
          </table:table-cell>
          <table:table-cell/>
        </table:table-row>
        <table:table-row table:style-name="ro1">
          <table:table-cell office:value-type="float" office:value="6">
            <text:p>6</text:p>
          </table:table-cell>
          <table:table-cell office:value-type="float" office:value="0">
            <text:p>0</text:p>
          </table:table-cell>
          <table:table-cell office:value-type="string">
            <text:p>Dampak Aktifitas</text:p>
          </table:table-cell>
          <table:table-cell/>
        </table:table-row>
        <table:table-row table:style-name="ro1">
          <table:table-cell office:value-type="float" office:value="7">
            <text:p>7</text:p>
          </table:table-cell>
          <table:table-cell office:value-type="float" office:value="0">
            <text:p>0</text:p>
          </table:table-cell>
          <table:table-cell office:value-type="string">
            <text:p>Dampak CSR</text:p>
          </table:table-cell>
          <table:table-cell/>
        </table:table-row>
        <table:table-row table:style-name="ro1">
          <table:table-cell office:value-type="float" office:value="8">
            <text:p>8</text:p>
          </table:table-cell>
          <table:table-cell office:value-type="float" office:value="0">
            <text:p>0</text:p>
          </table:table-cell>
          <table:table-cell office:value-type="string">
            <text:p>Kebutuhan</text:p>
          </table:table-cell>
          <table:table-cell/>
        </table:table-row>
        <table:table-row table:style-name="ro1">
          <table:table-cell office:value-type="float" office:value="9">
            <text:p>9</text:p>
          </table:table-cell>
          <table:table-cell office:value-type="float" office:value="0">
            <text:p>0</text:p>
          </table:table-cell>
          <table:table-cell office:value-type="string">
            <text:p>Persepsi PTBA</text:p>
          </table:table-cell>
          <table:table-cell/>
        </table:table-row>
        <table:table-row table:style-name="ro1">
          <table:table-cell office:value-type="float" office:value="10">
            <text:p>10</text:p>
          </table:table-cell>
          <table:table-cell office:value-type="float" office:value="0">
            <text:p>0</text:p>
          </table:table-cell>
          <table:table-cell office:value-type="string">
            <text:p>Persepsi CSR</text:p>
          </table:table-cell>
          <table:table-cell/>
        </table:table-row>
        <table:table-row table:style-name="ro1">
          <table:table-cell office:value-type="float" office:value="11">
            <text:p>11</text:p>
          </table:table-cell>
          <table:table-cell office:value-type="float" office:value="0">
            <text:p>0</text:p>
          </table:table-cell>
          <table:table-cell office:value-type="string">
            <text:p>Assesment</text:p>
          </table:table-cell>
          <table:table-cell/>
        </table:table-row>
        <table:table-row table:style-name="ro1">
          <table:table-cell office:value-type="float" office:value="12">
            <text:p>12</text:p>
          </table:table-cell>
          <table:table-cell office:value-type="float" office:value="1">
            <text:p>1</text:p>
          </table:table-cell>
          <table:table-cell office:value-type="string">
            <text:p>Status Desa</text:p>
          </table:table-cell>
          <table:table-cell/>
        </table:table-row>
        <table:table-row table:style-name="ro1">
          <table:table-cell office:value-type="float" office:value="13">
            <text:p>13</text:p>
          </table:table-cell>
          <table:table-cell office:value-type="float" office:value="1">
            <text:p>1</text:p>
          </table:table-cell>
          <table:table-cell office:value-type="string">
            <text:p>Sejarah Singkat</text:p>
          </table:table-cell>
          <table:table-cell/>
        </table:table-row>
        <table:table-row table:style-name="ro1">
          <table:table-cell office:value-type="float" office:value="14">
            <text:p>14</text:p>
          </table:table-cell>
          <table:table-cell office:value-type="float" office:value="1">
            <text:p>1</text:p>
          </table:table-cell>
          <table:table-cell office:value-type="string">
            <text:p>Demografis</text:p>
          </table:table-cell>
          <table:table-cell/>
        </table:table-row>
        <table:table-row table:style-name="ro1">
          <table:table-cell office:value-type="float" office:value="15">
            <text:p>15</text:p>
          </table:table-cell>
          <table:table-cell office:value-type="float" office:value="1">
            <text:p>1</text:p>
          </table:table-cell>
          <table:table-cell office:value-type="string">
            <text:p>Geografis</text:p>
          </table:table-cell>
          <table:table-cell/>
        </table:table-row>
        <table:table-row table:style-name="ro1">
          <table:table-cell office:value-type="float" office:value="16">
            <text:p>16</text:p>
          </table:table-cell>
          <table:table-cell office:value-type="float" office:value="1">
            <text:p>1</text:p>
          </table:table-cell>
          <table:table-cell office:value-type="string">
            <text:p>SarPras Pendidikan</text:p>
          </table:table-cell>
          <table:table-cell/>
        </table:table-row>
        <table:table-row table:style-name="ro1">
          <table:table-cell office:value-type="float" office:value="17">
            <text:p>17</text:p>
          </table:table-cell>
          <table:table-cell office:value-type="float" office:value="1">
            <text:p>1</text:p>
          </table:table-cell>
          <table:table-cell office:value-type="string">
            <text:p>SarPras Kesehatan</text:p>
          </table:table-cell>
          <table:table-cell/>
        </table:table-row>
        <table:table-row table:style-name="ro1">
          <table:table-cell office:value-type="float" office:value="18">
            <text:p>18</text:p>
          </table:table-cell>
          <table:table-cell office:value-type="float" office:value="1">
            <text:p>1</text:p>
          </table:table-cell>
          <table:table-cell office:value-type="string">
            <text:p>SarPras Keagamaan</text:p>
          </table:table-cell>
          <table:table-cell/>
        </table:table-row>
        <table:table-row table:style-name="ro1">
          <table:table-cell office:value-type="float" office:value="19">
            <text:p>19</text:p>
          </table:table-cell>
          <table:table-cell office:value-type="float" office:value="1">
            <text:p>1</text:p>
          </table:table-cell>
          <table:table-cell office:value-type="string">
            <text:p>SarPras Olahraga</text:p>
          </table:table-cell>
          <table:table-cell/>
        </table:table-row>
        <table:table-row table:style-name="ro1">
          <table:table-cell office:value-type="float" office:value="20">
            <text:p>20</text:p>
          </table:table-cell>
          <table:table-cell office:value-type="float" office:value="1">
            <text:p>1</text:p>
          </table:table-cell>
          <table:table-cell office:value-type="string">
            <text:p>SarPras Ekonomi</text:p>
          </table:table-cell>
          <table:table-cell/>
        </table:table-row>
        <table:table-row table:style-name="ro1">
          <table:table-cell office:value-type="float" office:value="21">
            <text:p>21</text:p>
          </table:table-cell>
          <table:table-cell office:value-type="float" office:value="1">
            <text:p>1</text:p>
          </table:table-cell>
          <table:table-cell office:value-type="string">
            <text:p>SarPras Lain-lain</text:p>
          </table:table-cell>
          <table:table-cell/>
        </table:table-row>
        <table:table-row table:style-name="ro1">
          <table:table-cell office:value-type="float" office:value="22">
            <text:p>22</text:p>
          </table:table-cell>
          <table:table-cell office:value-type="float" office:value="2">
            <text:p>2</text:p>
          </table:table-cell>
          <table:table-cell office:value-type="string">
            <text:p>Daftar kegiatan</text:p>
          </table:table-cell>
          <table:table-cell/>
        </table:table-row>
        <table:table-row table:style-name="ro2">
          <table:table-cell office:value-type="float" office:value="23">
            <text:p>23</text:p>
          </table:table-cell>
          <table:table-cell office:value-type="float" office:value="3">
            <text:p>3</text:p>
          </table:table-cell>
          <table:table-cell office:value-type="string">
            <text:p>Stake Holder</text:p>
          </table:table-cell>
          <table:table-cell/>
        </table:table-row>
        <table:table-row table:style-name="ro1">
          <table:table-cell office:value-type="float" office:value="24">
            <text:p>24</text:p>
          </table:table-cell>
          <table:table-cell office:value-type="float" office:value="3">
            <text:p>3</text:p>
          </table:table-cell>
          <table:table-cell office:value-type="string">
            <text:p>Tokoh Masyarakat</text:p>
          </table:table-cell>
          <table:table-cell/>
        </table:table-row>
        <table:table-row table:style-name="ro2">
          <table:table-cell office:value-type="float" office:value="25">
            <text:p>25</text:p>
          </table:table-cell>
          <table:table-cell office:value-type="float" office:value="4">
            <text:p>4</text:p>
          </table:table-cell>
          <table:table-cell office:value-type="string">
            <text:p>SDM</text:p>
          </table:table-cell>
          <table:table-cell/>
        </table:table-row>
        <table:table-row table:style-name="ro1">
          <table:table-cell office:value-type="float" office:value="26">
            <text:p>26</text:p>
          </table:table-cell>
          <table:table-cell office:value-type="float" office:value="4">
            <text:p>4</text:p>
          </table:table-cell>
          <table:table-cell office:value-type="string">
            <text:p>Modal Sosial</text:p>
          </table:table-cell>
          <table:table-cell/>
        </table:table-row>
        <table:table-row table:style-name="ro1">
          <table:table-cell office:value-type="float" office:value="27">
            <text:p>27</text:p>
          </table:table-cell>
          <table:table-cell office:value-type="float" office:value="4">
            <text:p>4</text:p>
          </table:table-cell>
          <table:table-cell office:value-type="string">
            <text:p>Fisik/Infrastruktur</text:p>
          </table:table-cell>
          <table:table-cell office:value-type="string">
            <text:p>Potensi fisik/infrastruktur adalah suatu potensi untuk melihat suatu keadaan dan kondisi dari berbagai macam sarana yang ada. Apakah keadaan dan kondisi tersebut baik/layak digunakan atau sebaliknya. </text:p>
          </table:table-cell>
        </table:table-row>
        <table:table-row table:style-name="ro1">
          <table:table-cell office:value-type="float" office:value="28">
            <text:p>28</text:p>
          </table:table-cell>
          <table:table-cell office:value-type="float" office:value="4">
            <text:p>4</text:p>
          </table:table-cell>
          <table:table-cell office:value-type="string">
            <text:p>Ekonomi</text:p>
          </table:table-cell>
          <table:table-cell office:value-type="string">
            <text:p>Potensi ekonomi merupakan suatu potensi untuk menambah tingkat penghasilan dalam bidang home industri serta usaha <text:s/>- usaha yang memiliki keahlian dan keterampilan khusus yang sesuai dengan bidangnya.</text:p>
          </table:table-cell>
        </table:table-row>
        <table:table-row table:style-name="ro1">
          <table:table-cell office:value-type="float" office:value="29">
            <text:p>29</text:p>
          </table:table-cell>
          <table:table-cell office:value-type="float" office:value="4">
            <text:p>4</text:p>
          </table:table-cell>
          <table:table-cell office:value-type="string">
            <text:p>SDA</text:p>
          </table:table-cell>
          <table:table-cell office:value-type="string">
            <text:p>Potensi sumber daya alam merupakan suatu potensi untuk melihat kondisi lahan pertanian, kesuburan tanah, produk unggulan perkebunan/pertanian, pemanfaatan sungai serta potensi hutan.</text:p>
          </table:table-cell>
        </table:table-row>
        <table:table-row table:style-name="ro1">
          <table:table-cell office:value-type="float" office:value="30">
            <text:p>30</text:p>
          </table:table-cell>
          <table:table-cell office:value-type="float" office:value="5">
            <text:p>5</text:p>
          </table:table-cell>
          <table:table-cell office:value-type="string">
            <text:p>Kel Rentan</text:p>
          </table:table-cell>
          <table:table-cell office:value-type="string">
            <text:p>Kelompok rentan merupakan suatu kelompok yang akan menimbulkan masalah di kemudian hari. Yang termasuk kelompok rentan yaitu, cacat fisik, cacat mental, yatim piatu, orang – orang jompo serta tidak ada yang mengurusi dalam kehidupannya sehari – hari.</text:p>
          </table:table-cell>
        </table:table-row>
        <table:table-row table:style-name="ro1">
          <table:table-cell office:value-type="float" office:value="31">
            <text:p>31</text:p>
          </table:table-cell>
          <table:table-cell office:value-type="float" office:value="5">
            <text:p>5</text:p>
          </table:table-cell>
          <table:table-cell office:value-type="string">
            <text:p>Kantong Kemiskinan</text:p>
          </table:table-cell>
          <table:table-cell office:value-type="string">
            <text:p>Kantong kemiskinan yaitu orang yang tidak cukup dalam memenuhi kebutuhan kehidupan sehari – hari, misalnya pendapatan tidak tetap, tidak ada lahan perkebunan untuk mencari penghasilan serta tidak ada modal untuk berusaha.</text:p>
          </table:table-cell>
        </table:table-row>
        <table:table-row table:style-name="ro1">
          <table:table-cell office:value-type="float" office:value="32">
            <text:p>32</text:p>
          </table:table-cell>
          <table:table-cell office:value-type="float" office:value="5">
            <text:p>5</text:p>
          </table:table-cell>
          <table:table-cell office:value-type="string">
            <text:p>Konflik</text:p>
          </table:table-cell>
          <table:table-cell/>
        </table:table-row>
        <table:table-row table:style-name="ro1">
          <table:table-cell office:value-type="float" office:value="33">
            <text:p>33</text:p>
          </table:table-cell>
          <table:table-cell office:value-type="float" office:value="5">
            <text:p>5</text:p>
          </table:table-cell>
          <table:table-cell office:value-type="string">
            <text:p>Potensi Konflik</text:p>
          </table:table-cell>
          <table:table-cell/>
        </table:table-row>
        <table:table-row table:style-name="ro1">
          <table:table-cell office:value-type="float" office:value="34">
            <text:p>34</text:p>
          </table:table-cell>
          <table:table-cell office:value-type="float" office:value="6">
            <text:p>6</text:p>
          </table:table-cell>
          <table:table-cell office:value-type="string">
            <text:p>Dampak Positif Pertambangan</text:p>
          </table:table-cell>
          <table:table-cell/>
        </table:table-row>
        <table:table-row table:style-name="ro1">
          <table:table-cell office:value-type="float" office:value="35">
            <text:p>35</text:p>
          </table:table-cell>
          <table:table-cell office:value-type="float" office:value="6">
            <text:p>6</text:p>
          </table:table-cell>
          <table:table-cell office:value-type="string">
            <text:p>Dampak Negatif Pertambangan</text:p>
          </table:table-cell>
          <table:table-cell/>
        </table:table-row>
        <table:table-row table:style-name="ro1">
          <table:table-cell office:value-type="float" office:value="36">
            <text:p>36</text:p>
          </table:table-cell>
          <table:table-cell office:value-type="float" office:value="7">
            <text:p>7</text:p>
          </table:table-cell>
          <table:table-cell office:value-type="string">
            <text:p>Positif</text:p>
          </table:table-cell>
          <table:table-cell/>
        </table:table-row>
        <table:table-row table:style-name="ro1">
          <table:table-cell office:value-type="float" office:value="37">
            <text:p>37</text:p>
          </table:table-cell>
          <table:table-cell office:value-type="float" office:value="7">
            <text:p>7</text:p>
          </table:table-cell>
          <table:table-cell office:value-type="string">
            <text:p>Negatif</text:p>
          </table:table-cell>
          <table:table-cell/>
        </table:table-row>
        <table:table-row table:style-name="ro1">
          <table:table-cell office:value-type="float" office:value="38">
            <text:p>38</text:p>
          </table:table-cell>
          <table:table-cell office:value-type="float" office:value="8">
            <text:p>8</text:p>
          </table:table-cell>
          <table:table-cell office:value-type="string">
            <text:p>Masalah</text:p>
          </table:table-cell>
          <table:table-cell/>
        </table:table-row>
        <table:table-row table:style-name="ro1">
          <table:table-cell office:value-type="float" office:value="39">
            <text:p>39</text:p>
          </table:table-cell>
          <table:table-cell office:value-type="float" office:value="8">
            <text:p>8</text:p>
          </table:table-cell>
          <table:table-cell office:value-type="string">
            <text:p>Sebab</text:p>
          </table:table-cell>
          <table:table-cell/>
        </table:table-row>
        <table:table-row table:style-name="ro1">
          <table:table-cell office:value-type="float" office:value="40">
            <text:p>40</text:p>
          </table:table-cell>
          <table:table-cell office:value-type="float" office:value="8">
            <text:p>8</text:p>
          </table:table-cell>
          <table:table-cell office:value-type="string">
            <text:p>Akibat</text:p>
          </table:table-cell>
          <table:table-cell/>
        </table:table-row>
        <table:table-row table:style-name="ro1">
          <table:table-cell office:value-type="float" office:value="41">
            <text:p>41</text:p>
          </table:table-cell>
          <table:table-cell office:value-type="float" office:value="9">
            <text:p>9</text:p>
          </table:table-cell>
          <table:table-cell office:value-type="string">
            <text:p>Responden Umum</text:p>
          </table:table-cell>
          <table:table-cell/>
        </table:table-row>
        <table:table-row table:style-name="ro1">
          <table:table-cell office:value-type="float" office:value="42">
            <text:p>42</text:p>
          </table:table-cell>
          <table:table-cell office:value-type="float" office:value="9">
            <text:p>9</text:p>
          </table:table-cell>
          <table:table-cell office:value-type="string">
            <text:p>Pendidikan responden</text:p>
          </table:table-cell>
          <table:table-cell/>
        </table:table-row>
        <table:table-row table:style-name="ro1">
          <table:table-cell office:value-type="float" office:value="43">
            <text:p>43</text:p>
          </table:table-cell>
          <table:table-cell office:value-type="float" office:value="9">
            <text:p>9</text:p>
          </table:table-cell>
          <table:table-cell office:value-type="string">
            <text:p>Usia Responden</text:p>
          </table:table-cell>
          <table:table-cell/>
        </table:table-row>
        <table:table-row table:style-name="ro1">
          <table:table-cell office:value-type="float" office:value="44">
            <text:p>44</text:p>
          </table:table-cell>
          <table:table-cell office:value-type="float" office:value="9">
            <text:p>9</text:p>
          </table:table-cell>
          <table:table-cell office:value-type="string">
            <text:p>Jenis Kelamin Responden</text:p>
          </table:table-cell>
          <table:table-cell/>
        </table:table-row>
        <table:table-row table:style-name="ro1">
          <table:table-cell office:value-type="float" office:value="45">
            <text:p>45</text:p>
          </table:table-cell>
          <table:table-cell office:value-type="float" office:value="9">
            <text:p>9</text:p>
          </table:table-cell>
          <table:table-cell office:value-type="string">
            <text:p>Pekerjaan Responden</text:p>
          </table:table-cell>
          <table:table-cell/>
        </table:table-row>
        <table:table-row table:style-name="ro1">
          <table:table-cell office:value-type="float" office:value="46">
            <text:p>46</text:p>
          </table:table-cell>
          <table:table-cell office:value-type="float" office:value="9">
            <text:p>9</text:p>
          </table:table-cell>
          <table:table-cell office:value-type="string">
            <text:p>Anggota Keluaraga Responden</text:p>
          </table:table-cell>
          <table:table-cell/>
        </table:table-row>
        <table:table-row table:style-name="ro1">
          <table:table-cell office:value-type="float" office:value="47">
            <text:p>47</text:p>
          </table:table-cell>
          <table:table-cell office:value-type="float" office:value="9">
            <text:p>9</text:p>
          </table:table-cell>
          <table:table-cell office:value-type="string">
            <text:p>Pendapatan Responden</text:p>
          </table:table-cell>
          <table:table-cell/>
        </table:table-row>
        <table:table-row table:style-name="ro1">
          <table:table-cell office:value-type="float" office:value="48">
            <text:p>48</text:p>
          </table:table-cell>
          <table:table-cell office:value-type="float" office:value="9">
            <text:p>9</text:p>
          </table:table-cell>
          <table:table-cell office:value-type="string">
            <text:p>Nilai pengorbanan – Jangka Pendek</text:p>
          </table:table-cell>
          <table:table-cell/>
        </table:table-row>
        <table:table-row table:style-name="ro1">
          <table:table-cell office:value-type="float" office:value="49">
            <text:p>49</text:p>
          </table:table-cell>
          <table:table-cell office:value-type="float" office:value="9">
            <text:p>9</text:p>
          </table:table-cell>
          <table:table-cell office:value-type="string">
            <text:p>Nilai Manfaat – Jangka Pendek</text:p>
          </table:table-cell>
          <table:table-cell/>
        </table:table-row>
        <table:table-row table:style-name="ro1">
          <table:table-cell office:value-type="float" office:value="50">
            <text:p>50</text:p>
          </table:table-cell>
          <table:table-cell office:value-type="float" office:value="9">
            <text:p>9</text:p>
          </table:table-cell>
          <table:table-cell office:value-type="string">
            <text:p>Nilai pengorbanan – Jangka Panjang</text:p>
          </table:table-cell>
          <table:table-cell/>
        </table:table-row>
        <table:table-row table:style-name="ro1">
          <table:table-cell office:value-type="float" office:value="51">
            <text:p>51</text:p>
          </table:table-cell>
          <table:table-cell office:value-type="float" office:value="9">
            <text:p>9</text:p>
          </table:table-cell>
          <table:table-cell office:value-type="string">
            <text:p>Nilai Manfaat – Jangka Panjang</text:p>
          </table:table-cell>
          <table:table-cell/>
        </table:table-row>
        <table:table-row table:style-name="ro1">
          <table:table-cell office:value-type="float" office:value="52">
            <text:p>52</text:p>
          </table:table-cell>
          <table:table-cell office:value-type="float" office:value="9">
            <text:p>9</text:p>
          </table:table-cell>
          <table:table-cell office:value-type="string">
            <text:p>Keberadaan Karyawan</text:p>
          </table:table-cell>
          <table:table-cell/>
        </table:table-row>
        <table:table-row table:style-name="ro1">
          <table:table-cell office:value-type="float" office:value="53">
            <text:p>53</text:p>
          </table:table-cell>
          <table:table-cell office:value-type="float" office:value="10">
            <text:p>10</text:p>
          </table:table-cell>
          <table:table-cell office:value-type="string">
            <text:p>Ekonomi</text:p>
          </table:table-cell>
          <table:table-cell/>
        </table:table-row>
        <table:table-row table:style-name="ro1">
          <table:table-cell office:value-type="float" office:value="54">
            <text:p>54</text:p>
          </table:table-cell>
          <table:table-cell office:value-type="float" office:value="10">
            <text:p>10</text:p>
          </table:table-cell>
          <table:table-cell office:value-type="string">
            <text:p>Lingkungan</text:p>
          </table:table-cell>
          <table:table-cell/>
        </table:table-row>
        <table:table-row table:style-name="ro1">
          <table:table-cell office:value-type="float" office:value="55">
            <text:p>55</text:p>
          </table:table-cell>
          <table:table-cell office:value-type="float" office:value="10">
            <text:p>10</text:p>
          </table:table-cell>
          <table:table-cell office:value-type="string">
            <text:p>Pendidikan</text:p>
          </table:table-cell>
          <table:table-cell/>
        </table:table-row>
        <table:table-row table:style-name="ro1">
          <table:table-cell office:value-type="float" office:value="56">
            <text:p>56</text:p>
          </table:table-cell>
          <table:table-cell office:value-type="float" office:value="10">
            <text:p>10</text:p>
          </table:table-cell>
          <table:table-cell office:value-type="string">
            <text:p>Kesehatan</text:p>
          </table:table-cell>
          <table:table-cell/>
        </table:table-row>
        <table:table-row table:style-name="ro1">
          <table:table-cell office:value-type="float" office:value="57">
            <text:p>57</text:p>
          </table:table-cell>
          <table:table-cell office:value-type="float" office:value="10">
            <text:p>10</text:p>
          </table:table-cell>
          <table:table-cell office:value-type="string">
            <text:p>Sosial Keagaman</text:p>
          </table:table-cell>
          <table:table-cell/>
        </table:table-row>
        <table:table-row table:style-name="ro1">
          <table:table-cell office:value-type="float" office:value="58">
            <text:p>58</text:p>
          </table:table-cell>
          <table:table-cell office:value-type="float" office:value="10">
            <text:p>10</text:p>
          </table:table-cell>
          <table:table-cell office:value-type="string">
            <text:p>Hak Asasi Manusia</text:p>
          </table:table-cell>
          <table:table-cell/>
        </table:table-row>
        <table:table-row table:style-name="ro1">
          <table:table-cell office:value-type="float" office:value="59">
            <text:p>59</text:p>
          </table:table-cell>
          <table:table-cell office:value-type="float" office:value="10">
            <text:p>10</text:p>
          </table:table-cell>
          <table:table-cell office:value-type="string">
            <text:p>Umum</text:p>
          </table:table-cell>
          <table:table-cell/>
        </table:table-row>
        <table:table-row table:style-name="ro1">
          <table:table-cell office:value-type="float" office:value="60">
            <text:p>60</text:p>
          </table:table-cell>
          <table:table-cell office:value-type="float" office:value="11">
            <text:p>11</text:p>
          </table:table-cell>
          <table:table-cell office:value-type="string">
            <text:p>Masyarakat</text:p>
          </table:table-cell>
          <table:table-cell/>
        </table:table-row>
        <table:table-row table:style-name="ro1">
          <table:table-cell office:value-type="float" office:value="61">
            <text:p>61</text:p>
          </table:table-cell>
          <table:table-cell office:value-type="float" office:value="11">
            <text:p>11</text:p>
          </table:table-cell>
          <table:table-cell office:value-type="string">
            <text:p>Orang Luar</text:p>
          </table:table-cell>
          <table:table-cell/>
        </table:table-row>
        <table:table-row table:style-name="ro2" table:number-rows-repeated="1048514">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rdiyono</meta:initial-creator>
    <meta:creation-date>2013-04-26T16:19:07</meta:creation-date>
    <dc:date>2013-04-29T05:56:03</dc:date>
    <dc:creator>Wardiyono</dc:creator>
    <meta:editing-duration>PT9H26M18S</meta:editing-duration>
    <meta:editing-cycles>28</meta:editing-cycles>
    <meta:generator>LibreOffice/3.5$Linux_X86_64 LibreOffice_project/350m1$Build-2</meta:generator>
    <meta:document-statistic meta:table-count="3" meta:cell-count="469" meta:object-count="0"/>
  </office:meta>
</office:document-meta>
</file>